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(5745), </text:p>
      <text:p text:style-name="P1">sale(5744), </text:p>
      <text:p text:style-name="P1">a(5743), </text:p>
      <text:p text:style-name="P1">todos(5742), </text:p>
      <text:p text:style-name="P1">XYZ(5740), </text:p>
      <text:p text:style-name="P1">sí(5739), </text:p>
      <text:p text:style-name="P1">bien(5737), </text:p>
      <text:p text:style-name="P1">hay(5737), </text:p>
      <text:p text:style-name="P1">tres(5736), </text:p>
      <text:p text:style-name="P1">funciones(5734), </text:p>
      <text:p text:style-name="P1">esta(5735), </text:p>
      <text:p text:style-name="P1">es(5734), </text:p>
      <text:p text:style-name="P1">una(5734), </text:p>
      <text:p text:style-name="P1">de(5733), </text:p>
      <text:p text:style-name="P1">las(5733), </text:p>
      <text:p text:style-name="P1">opciones(5732), </text:p>
      <text:p text:style-name="P1">mm(5731), </text:p>
      <text:p text:style-name="P1">que(5730), </text:p>
      <text:p text:style-name="P1">eso(5729), </text:p>
      <text:p text:style-name="P1">mismo(5730), </text:p>
      <text:p text:style-name="P1">no(5730), </text:p>
      <text:p text:style-name="P1">intentad(5729), </text:p>
      <text:p text:style-name="P1">tocar(5728), </text:p>
      <text:p text:style-name="P1">vuestro(5728), </text:p>
      <text:p text:style-name="P1">tequea(5728), </text:p>
      <text:p text:style-name="P1">teclado(5727), </text:p>
      <text:p text:style-name="P1">el(5726), </text:p>
      <text:p text:style-name="P1">or(5726), </text:p>
      <text:p text:style-name="P1">ahora(5725), </text:p>
      <text:p text:style-name="P1">funciona(5727), </text:p>
      <text:p text:style-name="P1">por(5726), </text:p>
      <text:p text:style-name="P1">qué(5726), </text:p>
      <text:p text:style-name="P1">tenemos(5725), </text:p>
      <text:p text:style-name="P1">in(5725), </text:p>
      <text:p text:style-name="P1">aprender(5724), </text:p>
      <text:p text:style-name="P1">hacer(5724), </text:p>
      <text:p text:style-name="P1">integrales(5723), </text:p>
      <text:p text:style-name="P1">para(5723), </text:p>
      <text:p text:style-name="P1">sirven(5723), </text:p>
      <text:p text:style-name="P1">o(5723), </text:p>
      <text:p text:style-name="P1">pues(5723), </text:p>
      <text:p text:style-name="P1">y(5723), </text:p>
      <text:p text:style-name="P1">esto(5722), </text:p>
      <text:p text:style-name="P1">yyy(5721), </text:p>
      <text:p text:style-name="P1">lo(5721), </text:p>
      <text:p text:style-name="P1">tengo(5720), </text:p>
      <text:p text:style-name="P1"><text:soft-page-break/>aquí(5720), </text:p>
      <text:p text:style-name="P1">este(5720), </text:p>
      <text:p text:style-name="P1">proceso(5719), </text:p>
      <text:p text:style-name="P1">en(5719), </text:p>
      <text:p text:style-name="P1">aula(5718), </text:p>
      <text:p text:style-name="P1">hhh(5718), </text:p>
      <text:p text:style-name="P1">si(5717), </text:p>
      <text:p text:style-name="P1">ha(5717), </text:p>
      <text:p text:style-name="P1">cumplido(5717), </text:p>
      <text:p text:style-name="P1">algo(5717), </text:p>
      <text:p text:style-name="P1">avergonzar(5717), </text:p>
      <text:p text:style-name="P1">se(5716), </text:p>
      <text:p text:style-name="P1">vale(5717), </text:p>
      <text:p text:style-name="P1">eh(5717), </text:p>
      <text:p text:style-name="P1">faltas(5716), </text:p>
      <text:p text:style-name="P1">sólo(5716), </text:p>
      <text:p text:style-name="P1">tú(5716), </text:p>
      <text:p text:style-name="P1">Interpretación(5714), </text:p>
      <text:p text:style-name="P1">después(5714), </text:p>
      <text:p text:style-name="P1">Lingüística(5713), </text:p>
      <text:p text:style-name="P1">estoy(5713), </text:p>
      <text:p text:style-name="P1">periodo(5712), </text:p>
      <text:p text:style-name="P1">investigación(5713), </text:p>
      <text:p text:style-name="P1">hago(5713), </text:p>
      <text:p text:style-name="P1">cosa(5712), </text:p>
      <text:p text:style-name="P1">relacionada(5713), </text:p>
      <text:p text:style-name="P1">con(5712), </text:p>
      <text:p text:style-name="P1">Fonética(5711), </text:p>
      <text:p text:style-name="P1">te(5711), </text:p>
      <text:p text:style-name="P1">interesaba(5711), </text:p>
      <text:p text:style-name="P1">simplemente(5711), </text:p>
      <text:p text:style-name="P1">conocimiento(5710), <text:s/></text:p>
      <text:p text:style-name="P1">depende(5710), </text:p>
      <text:p text:style-name="P1">como(5710), </text:p>
      <text:p text:style-name="P1">xxx(5709), </text:p>
      <text:p text:style-name="P1">trabajar(5709), </text:p>
      <text:p text:style-name="P1">yo(5708), </text:p>
      <text:p text:style-name="P1">soy(5707), </text:p>
      <text:p text:style-name="P1">filóloga(5708), </text:p>
      <text:p text:style-name="P1">francesa(5709), </text:p>
      <text:p text:style-name="P1">ya(5708), </text:p>
      <text:p text:style-name="P1">sabes(5708), </text:p>
      <text:p text:style-name="P1">has(5707), </text:p>
      <text:p text:style-name="P1">hecho(5707), </text:p>
      <text:p text:style-name="P1">unidades(5707), </text:p>
      <text:p text:style-name="P1">didácticas(5706), </text:p>
      <text:p text:style-name="P1"><text:soft-page-break/>porque(5705), </text:p>
      <text:p text:style-name="P1">Lingüística_Aplicada(5705), </text:p>
      <text:p text:style-name="P1">la(5704), </text:p>
      <text:p text:style-name="P1">enseñanza(5705), </text:p>
      <text:p text:style-name="P1">francés(5704), </text:p>
      <text:p text:style-name="P1">todo(5704), </text:p>
      <text:p text:style-name="P1">más(5703), </text:p>
      <text:p text:style-name="P1">español(5703), </text:p>
      <text:p text:style-name="P1">también(5702), </text:p>
      <text:p text:style-name="P1">prácticas(5704), </text:p>
      <text:p text:style-name="P1">ver(5704), </text:p>
      <text:p text:style-name="P1">cómo(5703), </text:p>
      <text:p text:style-name="P1">sacar(5704), </text:p>
      <text:p text:style-name="P1">les(5703), </text:p>
      <text:p text:style-name="P1">partido(5702), </text:p>
      <text:p text:style-name="P1">entonces(5702), </text:p>
      <text:p text:style-name="P1">segundo(5701), </text:p>
      <text:p text:style-name="P1">objetivo(5700), </text:p>
      <text:p text:style-name="P1">tampoco(5700), </text:p>
      <text:p text:style-name="P1">experiencia(5699), </text:p>
      <text:p text:style-name="P1">docente(5698), </text:p>
      <text:p text:style-name="P1">trabajado(5699), </text:p>
      <text:p text:style-name="P1">serio(5698), </text:p>
      <text:p text:style-name="P1">Cuadro(5697), </text:p>
      <text:p text:style-name="P1">exacto(5697), <text:s/></text:p>
      <text:p text:style-name="P1">está(5696), </text:p>
      <text:p text:style-name="P1">muy(5696), </text:p>
      <text:p text:style-name="P1">enfocado(5696), </text:p>
      <text:p text:style-name="P1">comunicación(5695), </text:p>
      <text:p text:style-name="P1">exactamente(5697), </text:p>
      <text:p text:style-name="P1">general(5696), </text:p>
      <text:p text:style-name="P1">problema(5696), </text:p>
      <text:p text:style-name="P1">aplicación(5695), </text:p>
      <text:p text:style-name="P1">haga(5696), <text:s/></text:p>
      <text:p text:style-name="P1">un(5695), </text:p>
      <text:p text:style-name="P1">diálogo(5695), </text:p>
      <text:p text:style-name="P1">coloquio(5696), </text:p>
      <text:p text:style-name="P1">su(5695), </text:p>
      <text:p text:style-name="P1">historia(5694), </text:p>
      <text:p text:style-name="P1">hoy(5694), </text:p>
      <text:p text:style-name="P1">claro(5694), </text:p>
      <text:p text:style-name="P1">había(5694), </text:p>
      <text:p text:style-name="P1">oído(5693), </text:p>
      <text:p text:style-name="P1">alguno(5693), </text:p>
      <text:p text:style-name="P1">bueno(5692), </text:p>
      <text:p text:style-name="P1">di(5693), </text:p>
      <text:p text:style-name="P1"><text:soft-page-break/>le(5692), </text:p>
      <text:p text:style-name="P1">muchas(5691), </text:p>
      <text:p text:style-name="P1">gracias(5692), </text:p>
      <text:p text:style-name="P1">rama(5691), </text:p>
      <text:p text:style-name="P1">alpinismo(5691), </text:p>
      <text:p text:style-name="P1">Alpes(5690), </text:p>
      <text:p text:style-name="P1">Guadarramismo(5690), </text:p>
      <text:p text:style-name="P1">realidad(5692), </text:p>
      <text:p text:style-name="P1">movimiento(5693), </text:p>
      <text:p text:style-name="P1">defiende(5692), </text:p>
      <text:p text:style-name="P1">Guadarrama(5691), </text:p>
      <text:p text:style-name="P1">cruzando(5692), </text:p>
      <text:p text:style-name="P1">siempre(5691), </text:p>
      <text:p text:style-name="P1">vertiente(5690), </text:p>
      <text:p text:style-name="P1">otra(5690), </text:p>
      <text:p text:style-name="P1">precisamente(5689), </text:p>
      <text:p text:style-name="P1">fueron(5690), </text:p>
      <text:p text:style-name="P1">monjes(5690), </text:p>
      <text:p text:style-name="P1">aragoneses(5689), </text:p>
      <text:p text:style-name="P1">los(5689), </text:p>
      <text:p text:style-name="P1">poblaron(5688), </text:p>
      <text:p text:style-name="P1">primera(5690), </text:p>
      <text:p text:style-name="P1">vez(5689), </text:p>
      <text:p text:style-name="P1">Paular(5689), </text:p>
      <text:p text:style-name="P1">ni(5688), </text:p>
      <text:p text:style-name="P1">siquiera(5687), </text:p>
      <text:p text:style-name="P1">Almodóvar(5688), <text:s/></text:p>
      <text:p text:style-name="P1">n(5688), </text:p>
      <text:p text:style-name="P1">repite(5687), </text:p>
      <text:p text:style-name="P1">Amenábar(5686), </text:p>
      <text:p text:style-name="P1">pasa(5687), </text:p>
      <text:p text:style-name="P1">parecido(5686), </text:p>
      <text:p text:style-name="P1">Manuel_Santana(5685), </text:p>
      <text:p text:style-name="P1">internacional(5686), </text:p>
      <text:p text:style-name="P1">mundo(5685), </text:p>
      <text:p text:style-name="P1">mucho(5685), </text:p>
      <text:p text:style-name="P1">cine(5685), </text:p>
      <text:p text:style-name="P1">va(5684), </text:p>
      <text:p text:style-name="P1">tirando(5684), </text:p>
      <text:p text:style-name="P1">ahí(5684), </text:p>
      <text:p text:style-name="P1">pero(5684), </text:p>
      <text:p text:style-name="P1">él(5683), </text:p>
      <text:p text:style-name="P1">hace(5683), </text:p>
      <text:p text:style-name="P1">tan(5684), </text:p>
      <text:p text:style-name="P1">españolista(5683), </text:p>
      <text:p text:style-name="P1">o_sea(5682), </text:p>
      <text:p text:style-name="P1"><text:soft-page-break/>refleja(5682), </text:p>
      <text:p text:style-name="P1">necesa(5681), </text:p>
      <text:p text:style-name="P1">tiene(5685), </text:p>
      <text:p text:style-name="P1">éxito(5684), </text:p>
      <text:p text:style-name="P1">tie(5683), </text:p>
      <text:p text:style-name="P1">global(5682), </text:p>
      <text:p text:style-name="P1">podemos(5683), </text:p>
      <text:p text:style-name="P1">decir(5682), </text:p>
      <text:p text:style-name="P1">terreno(5681), </text:p>
      <text:p text:style-name="P1">abstraída(5681), </text:p>
      <text:p text:style-name="P1">ah(5680), </text:p>
      <text:p text:style-name="P1">interesante(5683), </text:p>
      <text:p text:style-name="P1">era(5682), </text:p>
      <text:p text:style-name="P1">Berlanga(5681), </text:p>
      <text:p text:style-name="P1">dedica(5680), </text:p>
      <text:p text:style-name="P1">tratar(5679), </text:p>
      <text:p text:style-name="P1">tema(5680), </text:p>
      <text:p text:style-name="P1">particular(5681), </text:p>
      <text:p text:style-name="P1">vida(5680), </text:p>
      <text:p text:style-name="P1">española(5679), </text:p>
      <text:p text:style-name="P1">sea(5679), </text:p>
      <text:p text:style-name="P1">prefabricado(5678), </text:p>
      <text:p text:style-name="P1">ganar(5678), </text:p>
      <text:p text:style-name="P1">dinero(5678), </text:p>
      <text:p text:style-name="P1">cierta(5678), </text:p>
      <text:p text:style-name="P1">gracia(5677), </text:p>
      <text:p text:style-name="P1">sabe(5677), </text:p>
      <text:p text:style-name="P1">PEG(5677), </text:p>
      <text:p text:style-name="P1">abre(5676), </text:p>
      <text:p text:style-name="P1">nueva(5676), </text:p>
      <text:p text:style-name="P1">propio(5675), </text:p>
      <text:p text:style-name="P1">país(5678), </text:p>
      <text:p text:style-name="P1">cal(5677), </text:p>
      <text:p text:style-name="P1">calcos(5676), </text:p>
      <text:p text:style-name="P1">mal(5676), </text:p>
      <text:p text:style-name="P1">traducid(5676), </text:p>
      <text:p text:style-name="P1">traducidos(5675), </text:p>
      <text:p text:style-name="P1">poco(5674), </text:p>
      <text:p text:style-name="P1">esa(5676), </text:p>
      <text:p text:style-name="P1">línea(5675), </text:p>
      <text:p text:style-name="P1">ref(5675), </text:p>
      <text:p text:style-name="P1">buena(5675), </text:p>
      <text:p text:style-name="P1">intentaba(5674), </text:p>
      <text:p text:style-name="P1">habilidad(5674), </text:p>
      <text:p text:style-name="P1">probablemente(5673), </text:p>
      <text:p text:style-name="P1">tienen(5672), </text:p>
      <text:p text:style-name="P1"><text:soft-page-break/>ser(5671), </text:p>
      <text:p text:style-name="P1">buenos(5670), </text:p>
      <text:p text:style-name="P1">actores(5671), </text:p>
      <text:p text:style-name="P1">fallan(5670), </text:p>
      <text:p text:style-name="P1">apaga(5670), </text:p>
      <text:p text:style-name="P1">vamos(5671), </text:p>
      <text:p text:style-name="P1">nos(5670), </text:p>
      <text:p text:style-name="P1">fue(5669), </text:p>
      <text:p text:style-name="P1">atractivo(5669), </text:p>
      <text:p text:style-name="P1">película(5669), </text:p>
      <text:p text:style-name="P1">Tasio(5668), </text:p>
      <text:p text:style-name="P1">me(5669), </text:p>
      <text:p text:style-name="P1">acuerdo(5668), </text:p>
      <text:p text:style-name="P1">he(5667), </text:p>
      <text:p text:style-name="P1">visto(5667), </text:p>
      <text:p text:style-name="P1">extraordinaria(5666), </text:p>
      <text:p text:style-name="P1">perdiendo(5667), </text:p>
      <text:p text:style-name="P1">varios(5667), </text:p>
      <text:p text:style-name="P1">autores(5666), </text:p>
      <text:p text:style-name="P1">pasado(5665), </text:p>
      <text:p text:style-name="P1">Armendáriz(5666), </text:p>
      <text:p text:style-name="P1">creo(5667), </text:p>
      <text:p text:style-name="P1">ganado(5666), </text:p>
      <text:p text:style-name="P1">figura(5666), </text:p>
      <text:p text:style-name="P1">bastante(5665), </text:p>
      <text:p text:style-name="P1">estatura(5669), </text:p>
      <text:p text:style-name="P1">ante(5668), </text:p>
      <text:p text:style-name="P1">público(5667), </text:p>
      <text:p text:style-name="P1">estos(5666), </text:p>
      <text:p text:style-name="P1">Aranda(5666), </text:p>
      <text:p text:style-name="P1">sigue(5665), </text:p>
      <text:p text:style-name="P1">Manolo_Uribe(5665), </text:p>
      <text:p text:style-name="P1">exponente(5664), </text:p>
      <text:p text:style-name="P1">La(5664), </text:p>
      <text:p text:style-name="P1">fuga(5663), </text:p>
      <text:p text:style-name="P1">Segovia(5663), </text:p>
      <text:p text:style-name="P1">Días(5662), </text:p>
      <text:p text:style-name="P1">Horas(5662), </text:p>
      <text:p text:style-name="P1">contadas(5661), </text:p>
      <text:p text:style-name="P1">casos(5664), </text:p>
      <text:p text:style-name="P1">personas(5663), </text:p>
      <text:p text:style-name="P1">PEP(5663), </text:p>
      <text:p text:style-name="P1">ese(5662), </text:p>
      <text:p text:style-name="P1">esencia(5661), </text:p>
      <text:p text:style-name="P1">eran(5661), </text:p>
      <text:p text:style-name="P1">hacían(5661), </text:p>
      <text:p text:style-name="P1"><text:soft-page-break/>diferencia(5660), </text:p>
      <text:p text:style-name="P1">Atleti(5661), </text:p>
      <text:p text:style-name="P1">equipo(5660), </text:p>
      <text:p text:style-name="P1">turco(5659), </text:p>
      <text:p text:style-name="P1">esos(5661), </text:p>
      <text:p text:style-name="P1">berrean(5660), </text:p>
      <text:p text:style-name="P1">pocos(5659), </text:p>
      <text:p text:style-name="P1">equipos(5658), </text:p>
      <text:p text:style-name="P1">muchos(5658), </text:p>
      <text:p text:style-name="P1">hombre(5658), </text:p>
      <text:p text:style-name="P1">viven(5657), </text:p>
      <text:p text:style-name="P1">falta(5657), </text:p>
      <text:p text:style-name="P1">caja(5660), </text:p>
      <text:p text:style-name="P1">trabajen(5659), </text:p>
      <text:p text:style-name="P1">años(5658), </text:p>
      <text:p text:style-name="P1">riñón(5658), </text:p>
      <text:p text:style-name="P1">cubierto(5659), </text:p>
      <text:p text:style-name="P1">Vicente_de_el_Bosque(5658), </text:p>
      <text:p text:style-name="P1">otro(5657), </text:p>
      <text:p text:style-name="P1">dos(5656), </text:p>
      <text:p text:style-name="P1">nada(5657), </text:p>
      <text:p text:style-name="P1">desde(5657), </text:p>
      <text:p text:style-name="P1">colaboración(5656), </text:p>
      <text:p text:style-name="P1">club(5656), </text:p>
      <text:p text:style-name="P1">librillo(5655), </text:p>
      <text:p text:style-name="P1">rojo(5656), </text:p>
      <text:p text:style-name="P1">habéis(5656), </text:p>
      <text:p text:style-name="P1">decidido(5655), </text:p>
      <text:p text:style-name="P1">poner(5655), </text:p>
      <text:p text:style-name="P1">desde_luego(5655), <text:s/></text:p>
      <text:p text:style-name="P1">verdad(5654), </text:p>
      <text:p text:style-name="P1">fondo(5656), </text:p>
      <text:p text:style-name="P1">armario(5656), </text:p>
      <text:p text:style-name="P1">hasta(5655), </text:p>
      <text:p text:style-name="P1">edad(5657), </text:p>
      <text:p text:style-name="P1">favorece(5656), </text:p>
      <text:p text:style-name="P1">tanto(5655), </text:p>
      <text:p text:style-name="P1">rubia(5655), </text:p>
      <text:p text:style-name="P1">morena(5654), </text:p>
      <text:p text:style-name="P1">pruebas(5653), </text:p>
      <text:p text:style-name="P1">poquito(5655), </text:p>
      <text:p text:style-name="P1">pequeño(5657), </text:p>
      <text:p text:style-name="P1">cambie(5656), </text:p>
      <text:p text:style-name="P1">toiles(5656), </text:p>
      <text:p text:style-name="P1">impresiona(5655), </text:p>
      <text:p text:style-name="P1">medias(5654), </text:p>
      <text:p text:style-name="P1"><text:soft-page-break/>antiguamente(5654), </text:p>
      <text:p text:style-name="P1">trabajaba(5655), </text:p>
      <text:p text:style-name="P1">mañana(5654), </text:p>
      <text:p text:style-name="P1">luego(5653), </text:p>
      <text:p text:style-name="P1">cortas(5654), </text:p>
      <text:p text:style-name="P1">importa(5654), </text:p>
      <text:p text:style-name="P1">clásico(5655), </text:p>
      <text:p text:style-name="P1">cuesta(5655), </text:p>
      <text:p text:style-name="P1">toile(5654), </text:p>
      <text:p text:style-name="P1">poder(5653), </text:p>
      <text:p text:style-name="P1">e(5653), </text:p>
      <text:p text:style-name="P1">paso(5652), </text:p>
      <text:p text:style-name="P1">intermedio(5652), </text:p>
      <text:p text:style-name="P1">están(5651), </text:p>
      <text:p text:style-name="P1">hagan(5652), </text:p>
      <text:p text:style-name="P1">idea(5653), </text:p>
      <text:p text:style-name="P1">son(5652), </text:p>
      <text:p text:style-name="P1">clásicos(5653), </text:p>
      <text:p text:style-name="P1">vestidos(5652), </text:p>
      <text:p text:style-name="P1">novia(5651), </text:p>
      <text:p text:style-name="P1">cajas(5650), </text:p>
      <text:p text:style-name="P1">estas(5650), </text:p>
      <text:p text:style-name="P1">bonito(5650), </text:p>
      <text:p text:style-name="P1">justo(5649), <text:s/></text:p>
      <text:p text:style-name="P1">asomando(5649), </text:p>
      <text:p text:style-name="P1">uh(5648), </text:p>
      <text:p text:style-name="P1">cambiado(5646), </text:p>
      <text:p text:style-name="P1">cara(5645), </text:p>
      <text:p text:style-name="P1">mira(5646), </text:p>
      <text:p text:style-name="P1">chulo(5646), </text:p>
      <text:p text:style-name="P1">chico(5645), </text:p>
      <text:p text:style-name="P1">boquita(5644), </text:p>
      <text:p text:style-name="P1">encantada(5645), </text:p>
      <text:p text:style-name="P1">noventa(5646), </text:p>
      <text:p text:style-name="P1">euros(5645), </text:p>
      <text:p text:style-name="P1">mes(5644), </text:p>
      <text:p text:style-name="P1">cucú(5643), </text:p>
      <text:p text:style-name="P1">Congreso_de_los_Diputados(5643), </text:p>
      <text:p text:style-name="P1">ay(5645), </text:p>
      <text:p text:style-name="P1">hac(5645), </text:p>
      <text:p text:style-name="P1">radios(5644), </text:p>
      <text:p text:style-name="P1">estaba(5643), </text:p>
      <text:p text:style-name="P1">tontamente(5642), </text:p>
      <text:p text:style-name="P1">mientras(5642), </text:p>
      <text:p text:style-name="P1">hacíamos(5641), </text:p>
      <text:p text:style-name="P1">comida(5642), </text:p>
      <text:p text:style-name="P1"><text:soft-page-break/>quiero(5641), </text:p>
      <text:p text:style-name="P1">parte(5642), </text:p>
      <text:p text:style-name="P1">abajo(5641), </text:p>
      <text:p text:style-name="P1">muchísimos(5640), </text:p>
      <text:p text:style-name="P1">pelos(5640), </text:p>
      <text:p text:style-name="P1">ojos(5639), </text:p>
      <text:p text:style-name="P1">llama(5639), </text:p>
      <text:p text:style-name="P1">Pepito(5639), </text:p>
      <text:p text:style-name="P1">huy(5639), </text:p>
      <text:p text:style-name="P1">diver(5638), </text:p>
      <text:p text:style-name="P1">papel(5637), </text:p>
      <text:p text:style-name="P1">mejor(5637), </text:p>
      <text:p text:style-name="P1">muñeco(5638), </text:p>
      <text:p text:style-name="P1">durísimos(5637), </text:p>
      <text:p text:style-name="P1">princesa(5636), </text:p>
      <text:p text:style-name="P1">catálogo(5637), </text:p>
      <text:p text:style-name="P1">toma(5636), </text:p>
      <text:p text:style-name="P1">llego(5635), </text:p>
      <text:p text:style-name="P1">saber(5638), </text:p>
      <text:p text:style-name="P1">envuelvo(5637), </text:p>
      <text:p text:style-name="P1">Madrid(5637), </text:p>
      <text:p text:style-name="P1">puerto(5636), </text:p>
      <text:p text:style-name="P1">divierto(5635), </text:p>
      <text:p text:style-name="P1">así(5634), </text:p>
      <text:p text:style-name="P1">hacíais(5636), </text:p>
      <text:p text:style-name="P1">carreras(5635), </text:p>
      <text:p text:style-name="P1">quién(5634), </text:p>
      <text:p text:style-name="P1">tardas(5633), </text:p>
      <text:p text:style-name="P1">ella(5633), </text:p>
      <text:p text:style-name="P1">preciosísimo(5634), </text:p>
      <text:p text:style-name="P1">maquetado(5635), </text:p>
      <text:p text:style-name="P1">exposición(5634), </text:p>
      <text:p text:style-name="P1">todavía(5633), </text:p>
      <text:p text:style-name="P1">dónde(5633), </text:p>
      <text:p text:style-name="P1">Navacerrada(5632), </text:p>
      <text:p text:style-name="P1">El_Escorial(5633), </text:p>
      <text:p text:style-name="P1">autobuses(5633), </text:p>
      <text:p text:style-name="P1">será(5632), </text:p>
      <text:p text:style-name="P1">brillante(5631), </text:p>
      <text:p text:style-name="P1">lujo(5632), </text:p>
      <text:p text:style-name="P1">madre(5632), </text:p>
      <text:p text:style-name="P1">mía(5631), </text:p>
      <text:p text:style-name="P1">esplendor(5631), </text:p>
      <text:p text:style-name="P1">en_todo_caso(5630), </text:p>
      <text:p text:style-name="P1">biblia(5632), </text:p>
      <text:p text:style-name="P1">directamente(5632), </text:p>
      <text:p text:style-name="P1"><text:soft-page-break/>cinco(5631), </text:p>
      <text:p text:style-name="P1">tomos(5630), </text:p>
      <text:p text:style-name="P1">voy(5631), </text:p>
      <text:p text:style-name="P1">quedar(5630), </text:p>
      <text:p text:style-name="P1">fija(5630), </text:p>
      <text:p text:style-name="P1">astillero(5629), </text:p>
      <text:p text:style-name="P1">maquetas(5629), </text:p>
      <text:p text:style-name="P1">hola(5630), </text:p>
      <text:p text:style-name="P1">Carmen(5629), <text:s/></text:p>
      <text:p text:style-name="P1">gusta(5628), </text:p>
      <text:p text:style-name="P1">coge(5629), </text:p>
      <text:p text:style-name="P1">alé(5628), </text:p>
      <text:p text:style-name="P1">pies(5628), </text:p>
      <text:p text:style-name="P1">dedo(5627), </text:p>
      <text:p text:style-name="P1">delicado(5627), </text:p>
      <text:p text:style-name="P1">quieres(5627), </text:p>
      <text:p text:style-name="P1">café(5627), </text:p>
      <text:p text:style-name="P1">pss(5627), </text:p>
      <text:p text:style-name="P1">poniendo(5626), </text:p>
      <text:p text:style-name="P1">punta(5626), </text:p>
      <text:p text:style-name="P1">cabrito(5627), </text:p>
      <text:p text:style-name="P1">sidra(5626), </text:p>
      <text:p text:style-name="P1">Belén(5625), </text:p>
      <text:p text:style-name="P1">siera(5625), </text:p>
      <text:p text:style-name="P1">hemos(5626), </text:p>
      <text:p text:style-name="P1">puesto(5625), </text:p>
      <text:p text:style-name="P1">estado(5625), </text:p>
      <text:p text:style-name="P1">comiendo(5625), </text:p>
      <text:p text:style-name="P1">pone(5624), </text:p>
      <text:p text:style-name="P1">nen(5625), </text:p>
      <text:p text:style-name="P1">horno(5624), </text:p>
      <text:p text:style-name="P1">cacerola(5623), </text:p>
      <text:p text:style-name="P1">comer(5624), </text:p>
      <text:p text:style-name="P1">dice(5623), </text:p>
      <text:p text:style-name="P1">see(5622), </text:p>
      <text:p text:style-name="P1">lee(5623), </text:p>
      <text:p text:style-name="P1">nd(5623), </text:p>
      <text:p text:style-name="P1">puede(5622), </text:p>
      <text:p text:style-name="P1">estar(5622), </text:p>
      <text:p text:style-name="P1">hora(5621), </text:p>
      <text:p text:style-name="P1">pasando(5621), </text:p>
      <text:p text:style-name="P1">páginas(5621), </text:p>
      <text:p text:style-name="P1">trde(5620), </text:p>
      <text:p text:style-name="P1">La_Era_Glacial(5621), </text:p>
      <text:p text:style-name="P1">sé(5622), </text:p>
      <text:p text:style-name="P1">puedo(5621), </text:p>
      <text:p text:style-name="P1"><text:soft-page-break/>pregun(5622), </text:p>
      <text:p text:style-name="P1">cuenta(5621), </text:p>
      <text:p text:style-name="P1">ovejas(5623), </text:p>
      <text:p text:style-name="P1">sueco(5622), </text:p>
      <text:p text:style-name="P1">pezones(5622), </text:p>
      <text:p text:style-name="P1">no_sólo(5621), </text:p>
      <text:p text:style-name="P1">colita(5620), </text:p>
      <text:p text:style-name="P1">gallumbos(5623), </text:p>
      <text:p text:style-name="P1">sorprende(5622), </text:p>
      <text:p text:style-name="P1">completito(5621), </text:p>
      <text:p text:style-name="P1">cuando(5622), </text:p>
      <text:p text:style-name="P1">vi(5622), </text:p>
      <text:p text:style-name="P1">entró(5621), </text:p>
      <text:p text:style-name="P1">mucha(5621), </text:p>
      <text:p text:style-name="P1">vergüenza(5620), </text:p>
      <text:p text:style-name="P1">tu(5620), </text:p>
      <text:p text:style-name="P1">sobri(5619), </text:p>
      <text:p text:style-name="P1">tienes(5620), </text:p>
      <text:p text:style-name="P1">mofletes(5621), </text:p>
      <text:p text:style-name="P1">estás(5620), </text:p>
      <text:p text:style-name="P1">gordita(5619), </text:p>
      <text:p text:style-name="P1">llamamos(5620), </text:p>
      <text:p text:style-name="P1">Pepe(5619), </text:p>
      <text:p text:style-name="P1">Pepiten(5619), </text:p>
      <text:p text:style-name="P1">pe(5618), </text:p>
      <text:p text:style-name="P1">manita(5618), </text:p>
      <text:p text:style-name="P1">Pepiten_Pérez(5618), </text:p>
      <text:p text:style-name="P1">iba(5618), </text:p>
      <text:p text:style-name="P1">quitar(5617), </text:p>
      <text:p text:style-name="P1">La_Peana(5620), </text:p>
      <text:p text:style-name="P1">gallinas(5620), </text:p>
      <text:p text:style-name="P1">hacen(5619), </text:p>
      <text:p text:style-name="P1">cococococo(5619), </text:p>
      <text:p text:style-name="P1">ae(5618), </text:p>
      <text:p text:style-name="P1">venga(5618), </text:p>
      <text:p text:style-name="P1">mueve(5617), </text:p>
      <text:p text:style-name="P1">etiqueta(5618), </text:p>
      <text:p text:style-name="P1">ti(5617), </text:p>
      <text:p text:style-name="P1">gustan(5616), </text:p>
      <text:p text:style-name="P1">vuelven(5616), </text:p>
      <text:p text:style-name="P1">loca(5615), </text:p>
      <text:p text:style-name="P1">cortamos(5615), </text:p>
      <text:p text:style-name="P1">todas(5615), </text:p>
      <text:p text:style-name="P1">dedito(5615), </text:p>
      <text:p text:style-name="P1">amiga(5614), </text:p>
      <text:p text:style-name="P1">Furnis(5615), </text:p>
      <text:p text:style-name="P1"><text:soft-page-break/>estamos(5615), </text:p>
      <text:p text:style-name="P1">diciendo(5614), </text:p>
      <text:p text:style-name="P1">viene(5614), </text:p>
      <text:p text:style-name="P1">vienen(5614), </text:p>
      <text:p text:style-name="P1">nombre(5613), </text:p>
      <text:p text:style-name="P1">ves(5614), </text:p>
      <text:p text:style-name="P1">Mike(5614), </text:p>
      <text:p text:style-name="P1">entre(5613), </text:p>
      <text:p text:style-name="P1">Pablo(5613), </text:p>
      <text:p text:style-name="P1">vestido(5612), </text:p>
      <text:p text:style-name="P1">cambian(5612), </text:p>
      <text:p text:style-name="P1">ropa(5612), </text:p>
      <text:p text:style-name="P1">Pike(5611), </text:p>
      <text:p text:style-name="P1">tienda(5612), </text:p>
      <text:p text:style-name="P1">escandinava(5611), </text:p>
      <text:p text:style-name="P1">muñecos(5612), </text:p>
      <text:p text:style-name="P1">uy(5611), </text:p>
      <text:p text:style-name="P1">oh(5612), </text:p>
      <text:p text:style-name="P1">ala(5611), </text:p>
      <text:p text:style-name="P1">toco(5611), </text:p>
      <text:p text:style-name="P1">malas(5610), </text:p>
      <text:p text:style-name="P1">pin(5612), </text:p>
      <text:p text:style-name="P1">salido(5611), </text:p>
      <text:p text:style-name="P1">mete(5611), </text:p>
      <text:p text:style-name="P1">ojo(5610), </text:p>
      <text:p text:style-name="P1">ve(5611), </text:p>
      <text:p text:style-name="P1">amor(5610), </text:p>
      <text:p text:style-name="P1">quien(5609), </text:p>
      <text:p text:style-name="P1">probó(5610), </text:p>
      <text:p text:style-name="P1">mi(5610), </text:p>
      <text:p text:style-name="P1">lectura(5609), </text:p>
      <text:p text:style-name="P1">próximo(5609), </text:p>
      <text:p text:style-name="P1">metro(5609), </text:p>
      <text:p text:style-name="P1">ordenadito(5608), </text:p>
      <text:p text:style-name="P1">contento(5608), </text:p>
      <text:p text:style-name="P1">han(5608), </text:p>
      <text:p text:style-name="P1">dado(5607), </text:p>
      <text:p text:style-name="P1">apuntes(5609), </text:p>
      <text:p text:style-name="P1">quedado(5609), </text:p>
      <text:p text:style-name="P1">monte(5608), </text:p>
      <text:p text:style-name="P1">desmonte(5609), </text:p>
      <text:p text:style-name="P1">zapatos(5609), </text:p>
      <text:p text:style-name="P1">texto(5608), </text:p>
      <text:p text:style-name="P1">según(5607), </text:p>
      <text:p text:style-name="P1">normalmente(5607), </text:p>
      <text:p text:style-name="P1">querían(5607), </text:p>
      <text:p text:style-name="P1"><text:soft-page-break/>fotos(5607), </text:p>
      <text:p text:style-name="P1">visuales(5608), </text:p>
      <text:p text:style-name="P1">vende(5607), </text:p>
      <text:p text:style-name="P1">dan(5606), </text:p>
      <text:p text:style-name="P1">joe(5605), </text:p>
      <text:p text:style-name="P1">gasto(5604), </text:p>
      <text:p text:style-name="P1">pensado(5603), </text:p>
      <text:p text:style-name="P1">llevo(5604), </text:p>
      <text:p text:style-name="P1">fea(5604), </text:p>
      <text:p text:style-name="P1">dirá(5603), </text:p>
      <text:p text:style-name="P1">da(5605), </text:p>
      <text:p text:style-name="P1">besito(5604), </text:p>
      <text:p text:style-name="P1">hija(5603), </text:p>
      <text:p text:style-name="P1">gana(5602), </text:p>
      <text:p text:style-name="P1">saca(5602), </text:p>
      <text:p text:style-name="P1">come(5603), </text:p>
      <text:p text:style-name="P1">tenido(5602), </text:p>
      <text:p text:style-name="P1">cansancio(5601), </text:p>
      <text:p text:style-name="P1">natural(5603), </text:p>
      <text:p text:style-name="P1">debe(5602), </text:p>
      <text:p text:style-name="P1">cansa(5605), </text:p>
      <text:p text:style-name="P1">energía(5604), </text:p>
      <text:p text:style-name="P1">nn(5603), </text:p>
      <text:p text:style-name="P1">llorando(5602), </text:p>
      <text:p text:style-name="P1">rato(5603), </text:p>
      <text:p text:style-name="P1">convencida(5602), </text:p>
      <text:p text:style-name="P1">dolían(5601), </text:p>
      <text:p text:style-name="P1">dientes(5600), </text:p>
      <text:p text:style-name="P1">dando(5600), </text:p>
      <text:p text:style-name="P1">medicina(5599), </text:p>
      <text:p text:style-name="P1">homeopática(5598), </text:p>
      <text:p text:style-name="P1">de_repente(5598), </text:p>
      <text:p text:style-name="P1">llevaba(5598), </text:p>
      <text:p text:style-name="P1">agua(5597), </text:p>
      <text:p text:style-name="P1">caño(5596), </text:p>
      <text:p text:style-name="P1">tenía(5596), </text:p>
      <text:p text:style-name="P1">vejiga(5596), </text:p>
      <text:p text:style-name="P1">completamente(5597), </text:p>
      <text:p text:style-name="P1">camomila(5596), </text:p>
      <text:p text:style-name="P1">efecto(5595), </text:p>
      <text:p text:style-name="P1">mamá(5596), </text:p>
      <text:p text:style-name="P1">mamita(5595), </text:p>
      <text:p text:style-name="P1">caos(5596), </text:p>
      <text:p text:style-name="P1">descubriste(5596), </text:p>
      <text:p text:style-name="P1">diste(5595), </text:p>
      <text:p text:style-name="P1">aticé(5594), </text:p>
      <text:p text:style-name="P1"><text:soft-page-break/>biberón(5595), </text:p>
      <text:p text:style-name="P1">calló(5594), </text:p>
      <text:p text:style-name="P1">fin(5594), </text:p>
      <text:p text:style-name="P1">puro(5594), </text:p>
      <text:p text:style-name="P1">aguantar(5593), </text:p>
      <text:p text:style-name="P1">niña(5593), </text:p>
      <text:p text:style-name="P1">ven(5593), </text:p>
      <text:p text:style-name="P1">mirar(5593), </text:p>
      <text:p text:style-name="P1">mire(5592), </text:p>
      <text:p text:style-name="P1">por_lo_menos(5592), </text:p>
      <text:p text:style-name="P1">puedes(5591), </text:p>
      <text:p text:style-name="P1">morder(5593), </text:p>
      <text:p text:style-name="P1">Carlota(5592), </text:p>
      <text:p text:style-name="P1">veo(5591), </text:p>
      <text:p text:style-name="P1">dada(5591), </text:p>
      <text:p text:style-name="P1">cuándo(5591), </text:p>
      <text:p text:style-name="P1">vas(5590), </text:p>
      <text:p text:style-name="P1">ir(5592), </text:p>
      <text:p text:style-name="P1">vuelves(5591), </text:p>
      <text:p text:style-name="P1">vuelvo(5591), </text:p>
      <text:p text:style-name="P1">avión(5592), </text:p>
      <text:p text:style-name="P1">tren(5591), </text:p>
      <text:p text:style-name="P1">Talgo(5591), </text:p>
      <text:p text:style-name="P1">Piluca(5590), </text:p>
      <text:p text:style-name="P1">libros(5589), </text:p>
      <text:p text:style-name="P1">llevan(5589), </text:p>
      <text:p text:style-name="P1">leer(5590), </text:p>
      <text:p text:style-name="P1">imágenes(5589), </text:p>
      <text:p text:style-name="P1">practiquen(5588), </text:p>
      <text:p text:style-name="P1">eda(5589), </text:p>
      <text:p text:style-name="P1">Era_Glacial(5588), </text:p>
      <text:p text:style-name="P1">maravilla(5589), </text:p>
      <text:p text:style-name="P1">casi(5589), </text:p>
      <text:p text:style-name="P1">compro(5588), </text:p>
      <text:p text:style-name="P1">El_Corte_Inglés(5587), </text:p>
      <text:p text:style-name="P1">Edad_de_el_Hielo(5588), </text:p>
      <text:p text:style-name="P1">co(5589), </text:p>
      <text:p text:style-name="P1">yogur(5588), </text:p>
      <text:p text:style-name="P1">horas(5587), <text:s/></text:p>
      <text:p text:style-name="P1">punto(5588), <text:s/></text:p>
      <text:p text:style-name="P1">pa(5586), <text:s text:c="2"/></text:p>
      <text:p text:style-name="P1">luzca(5587), </text:p>
      <text:p text:style-name="P1">mí(5587), </text:p>
      <text:p text:style-name="P1">parece(5587), </text:p>
      <text:p text:style-name="P1">meta(5586), </text:p>
      <text:p text:style-name="P1">demasiado(5587), </text:p>
      <text:p text:style-name="P1"><text:soft-page-break/>sin(5586), <text:s/></text:p>
      <text:p text:style-name="P1">escucha(5585), </text:p>
      <text:p text:style-name="P1">encantao(5586), <text:s/></text:p>
      <text:p text:style-name="P1">habrá(5584), </text:p>
      <text:p text:style-name="P1">equivocado(5584), </text:p>
      <text:p text:style-name="P1">gorda(5583), </text:p>
      <text:p text:style-name="P1">divorciado(5584), </text:p>
      <text:p text:style-name="P1">elegante(5583), </text:p>
      <text:p text:style-name="P1">alguien(5584), <text:s/></text:p>
      <text:p text:style-name="P1">dicen(5586), </text:p>
      <text:p text:style-name="P1">Pedro_Jota(5585), </text:p>
      <text:p text:style-name="P1">toda(5584), </text:p>
      <text:p text:style-name="P1">razón(5583), </text:p>
      <text:p text:style-name="P1">somos(5583), </text:p>
      <text:p text:style-name="P1">menores(5582), </text:p>
      <text:p text:style-name="P1">perdona(5581), </text:p>
      <text:p text:style-name="P1">pretenden(5581), </text:p>
      <text:p text:style-name="P1">tal(5580), <text:s/></text:p>
      <text:p text:style-name="P1">digo(5584), </text:p>
      <text:p text:style-name="P1">primer(5583), </text:p>
      <text:p text:style-name="P1">verdadera(5582), </text:p>
      <text:p text:style-name="P1">democracia(5581), </text:p>
      <text:p text:style-name="P1">Francia(5580), </text:p>
      <text:p text:style-name="P1">Italia(5580), </text:p>
      <text:p text:style-name="P1">Chirac(5579), <text:s/></text:p>
      <text:p text:style-name="P1">conozcas(5577), <text:s/></text:p>
      <text:p text:style-name="P1">olvidado(5577), </text:p>
      <text:p text:style-name="P1">apunto(5577), </text:p>
      <text:p text:style-name="P1">vais(5576), </text:p>
      <text:p text:style-name="P1">casa(5576), </text:p>
      <text:p text:style-name="P1">Lola(5576), </text:p>
      <text:p text:style-name="P1">Majadahonda(5575), </text:p>
      <text:p text:style-name="P1">Elena(5575), </text:p>
      <text:p text:style-name="P1">vemos(5576), </text:p>
      <text:p text:style-name="P1">además(5575), </text:p>
      <text:p text:style-name="P1">centro(5574), </text:p>
      <text:p text:style-name="P1">zona(5575), </text:p>
      <text:p text:style-name="P1">hermana(5575), </text:p>
      <text:p text:style-name="P1">Emilia(5574), </text:p>
      <text:p text:style-name="P1">bizquísima(5573), </text:p>
      <text:p text:style-name="P1">cuidadora(5572), </text:p>
      <text:p text:style-name="P1">acordáis(5572), <text:s/></text:p>
      <text:p text:style-name="P1">daba(5571), </text:p>
      <text:p text:style-name="P1">economía(5570), </text:p>
      <text:p text:style-name="P1">doméstica(5570), </text:p>
      <text:p text:style-name="P1">sirvió(5569), </text:p>
      <text:p text:style-name="P1"><text:soft-page-break/>coser(5570), <text:s/></text:p>
      <text:p text:style-name="P1">hablamos(5569), </text:p>
      <text:p text:style-name="P1">primorosa(5568), </text:p>
      <text:p text:style-name="P1">antes(5570), </text:p>
      <text:p text:style-name="P1">debía(5569), </text:p>
      <text:p text:style-name="P1">gracioso(5568), <text:s/></text:p>
      <text:p text:style-name="P1">anda(5568), </text:p>
      <text:p text:style-name="P1">sección(5567), </text:p>
      <text:p text:style-name="P1">Cola_Cao(5566), </text:p>
      <text:p text:style-name="P1">receta(5567), <text:s/></text:p>
      <text:p text:style-name="P1">cojan(5565), </text:p>
      <text:p text:style-name="P1">ilustraciones(5565), </text:p>
      <text:p text:style-name="P1">éstas(5564), </text:p>
      <text:p text:style-name="P1">clandestinidad(5565), </text:p>
      <text:p text:style-name="P1">pueden(5564), </text:p>
      <text:p text:style-name="P1">reclamar(5564), </text:p>
      <text:p text:style-name="P1">Isabela(5563), </text:p>
      <text:p text:style-name="P1">sigues(5564), </text:p>
      <text:p text:style-name="P1">escribiendo(5563), </text:p>
      <text:p text:style-name="P1">escribí(5564), </text:p>
      <text:p text:style-name="P1">aquel(5563), </text:p>
      <text:p text:style-name="P1">libro(5562), </text:p>
      <text:p text:style-name="P1">junto_a(5562), </text:p>
      <text:p text:style-name="P1">proyecto(5563), </text:p>
      <text:p text:style-name="P1">directora(5562), </text:p>
      <text:p text:style-name="P1">Marie_Claire(5561), </text:p>
      <text:p text:style-name="P1">manchas(5562), </text:p>
      <text:p text:style-name="P1">hacías(5561), </text:p>
      <text:p text:style-name="P1">bicicleta(5563), </text:p>
      <text:p text:style-name="P1">tonta(5562), </text:p>
      <text:p text:style-name="P1">dios(5562), </text:p>
      <text:p text:style-name="P1">mío(5561), </text:p>
      <text:p text:style-name="P1">preguntas(5563), </text:p>
      <text:p text:style-name="P1">cosas(5563), </text:p>
      <text:p text:style-name="P1">saben(5562), </text:p>
      <text:p text:style-name="P1">traído(5561), </text:p>
      <text:p text:style-name="P1">Carla(5560), </text:p>
      <text:p text:style-name="P1">semana(5562), </text:p>
      <text:p text:style-name="P1">venido(5563), </text:p>
      <text:p text:style-name="P1">fecha(5562), </text:p>
      <text:p text:style-name="P1">depe(5562), </text:p>
      <text:p text:style-name="P1">pillado(5561), </text:p>
      <text:p text:style-name="P1">vacaciones(5563), </text:p>
      <text:p text:style-name="P1">ellas(5562), </text:p>
      <text:p text:style-name="P1">cole(5562), </text:p>
      <text:p text:style-name="P1">Ascensión(5561), </text:p>
      <text:p text:style-name="P1"><text:soft-page-break/>Sofía(5560), </text:p>
      <text:p text:style-name="P1">mujer(5560), </text:p>
      <text:p text:style-name="P1">haber(5559), </text:p>
      <text:p text:style-name="P1">porta(5562), </text:p>
      <text:p text:style-name="P1">quitado(5561), </text:p>
      <text:p text:style-name="P1">ascensor(5560), </text:p>
      <text:p text:style-name="P1">aparte_de(5561), </text:p>
      <text:p text:style-name="P1">orgullo(5560), </text:p>
      <text:p text:style-name="P1">artesanía(5559), </text:p>
      <text:p text:style-name="P1">abuela(5560), </text:p>
      <text:p text:style-name="P1">mojar(5560), </text:p>
      <text:p text:style-name="P1">sola(5559), </text:p>
      <text:p text:style-name="P1">exámenes(5558), </text:p>
      <text:p text:style-name="P1">Valeria(5557), </text:p>
      <text:p text:style-name="P1">especie(5557), </text:p>
      <text:p text:style-name="P1">reválida(5558), </text:p>
      <text:p text:style-name="P1">final(5557), </text:p>
      <text:p text:style-name="P1">Medie(5556), </text:p>
      <text:p text:style-name="P1">queréis(5556), </text:p>
      <text:p text:style-name="P1">beber(5556), </text:p>
      <text:p text:style-name="P1">cervecita(5555), </text:p>
      <text:p text:style-name="P1">pequeñita(5556), </text:p>
      <text:p text:style-name="P1">podido(5555), </text:p>
      <text:p text:style-name="P1">coincidir(5555), </text:p>
      <text:p text:style-name="P1">hablar(5556), </text:p>
      <text:p text:style-name="P1">Pizca(5555), </text:p>
      <text:p text:style-name="P1">organice(5554), </text:p>
      <text:p text:style-name="P1">merienda(5555), </text:p>
      <text:p text:style-name="P1">ilusión(5554), </text:p>
      <text:p text:style-name="P1">bebida(5555), </text:p>
      <text:p text:style-name="P1">oye(5554), </text:p>
      <text:p text:style-name="P1">espera(5554), </text:p>
      <text:p text:style-name="P1">foto(5553), </text:p>
      <text:p text:style-name="P1">afoto(5556), </text:p>
      <text:p text:style-name="P1">primero(5555), </text:p>
      <text:p text:style-name="P1">llegue(5554), </text:p>
      <text:p text:style-name="P1">pon(5553), </text:p>
      <text:p text:style-name="P1">encima_de(5552), </text:p>
      <text:p text:style-name="P1">cabemos(5553), </text:p>
      <text:p text:style-name="P1">tele(5552), </text:p>
      <text:p text:style-name="P1">mis(5554), </text:p>
      <text:p text:style-name="P1">padres(5553), </text:p>
      <text:p text:style-name="P1">Descalzas_Reales(5554), </text:p>
      <text:p text:style-name="P1">dejamos(5553), </text:p>
      <text:p text:style-name="P1">delante_de(5552), </text:p>
      <text:p text:style-name="P1">pongo(5553), </text:p>
      <text:p text:style-name="P1"><text:soft-page-break/>Ángeles(5552), </text:p>
      <text:p text:style-name="P1">sitito(5552), </text:p>
      <text:p text:style-name="P1">pones(5552), </text:p>
      <text:p text:style-name="P1">por_favor(5552), </text:p>
      <text:p text:style-name="P1">veinte(5552), </text:p>
      <text:p text:style-name="P1">cuántos(5551), </text:p>
      <text:p text:style-name="P1">setenta_y_ocho(5552), </text:p>
      <text:p text:style-name="P1">sacando(5552), </text:p>
      <text:p text:style-name="P1">función(5553), </text:p>
      <text:p text:style-name="P1">treinta(5552), </text:p>
      <text:p text:style-name="P1">alguna(5551), </text:p>
      <text:p text:style-name="P1">hice(5550), </text:p>
      <text:p text:style-name="P1">doce(5550), </text:p>
      <text:p text:style-name="P1">palacio(5549), </text:p>
      <text:p text:style-name="P1">Liria(5549), </text:p>
      <text:p text:style-name="P1">conocemos(5548), </text:p>
      <text:p text:style-name="P1">Roma(5548), </text:p>
      <text:p text:style-name="P1">calle(5547), </text:p>
      <text:p text:style-name="P1">Borgo(5547), </text:p>
      <text:p text:style-name="P1">degli(5546), </text:p>
      <text:p text:style-name="P1">Albizzi(5547), </text:p>
      <text:p text:style-name="P1">soportales(5548), </text:p>
      <text:p text:style-name="P1">cual(5547), </text:p>
      <text:p text:style-name="P1">donde(5547), </text:p>
      <text:p text:style-name="P1">despachan(5546), </text:p>
      <text:p text:style-name="P1">droga(5548), </text:p>
      <text:p text:style-name="P1">grande(5547), </text:p>
      <text:p text:style-name="P1">tantas(5547), </text:p>
      <text:p text:style-name="P1">maravilloso(5546), </text:p>
      <text:p text:style-name="P1">curso(5545), </text:p>
      <text:p text:style-name="P1">geni(5544), </text:p>
      <text:p text:style-name="P1">genial(5544), </text:p>
      <text:p text:style-name="P1">termo(5544), </text:p>
      <text:p text:style-name="P1">sabia(5543), </text:p>
      <text:p text:style-name="P1">llamaba(5543), </text:p>
      <text:p text:style-name="P1">profe(5542), </text:p>
      <text:p text:style-name="P1">latín(5544), </text:p>
      <text:p text:style-name="P1">griego(5543), </text:p>
      <text:p text:style-name="P1">encantadora(5543), </text:p>
      <text:p text:style-name="P1">simpática(5542), </text:p>
      <text:p text:style-name="P1">Paquita(5541), </text:p>
      <text:p text:style-name="P1">estupenda(5542), </text:p>
      <text:p text:style-name="P1">aprobaba(5541), </text:p>
      <text:p text:style-name="P1">empezar(5540), </text:p>
      <text:p text:style-name="P1">podías(5540), </text:p>
      <text:p text:style-name="P1">levantar(5539), </text:p>
      <text:p text:style-name="P1"><text:soft-page-break/>acatarrada(5542), </text:p>
      <text:p text:style-name="P1">podía(5542), </text:p>
      <text:p text:style-name="P1">abrían(5543), </text:p>
      <text:p text:style-name="P1">colegio(5542), </text:p>
      <text:p text:style-name="P1">obligué(5541), </text:p>
      <text:p text:style-name="P1">aquello(5542), </text:p>
      <text:p text:style-name="P1">tenían(5541), </text:p>
      <text:p text:style-name="P1">pagar(5542), </text:p>
      <text:p text:style-name="P1">enseñaba(5542), </text:p>
      <text:p text:style-name="P1">luz(5543), </text:p>
      <text:p text:style-name="P1">pasé(5542), </text:p>
      <text:p text:style-name="P1">desfase(5541), </text:p>
      <text:p text:style-name="P1">completo(5541), </text:p>
      <text:p text:style-name="P1">tenéis(5542), </text:p>
      <text:p text:style-name="P1">familiar(5542), </text:p>
      <text:p text:style-name="P1">profesional(5541), </text:p>
      <text:p text:style-name="P1">personal(5540), </text:p>
      <text:p text:style-name="P1">ocupar(5540), </text:p>
      <text:p text:style-name="P1">allí(5539), </text:p>
      <text:p text:style-name="P1">estuve(5539), </text:p>
      <text:p text:style-name="P1">estabas(5538), </text:p>
      <text:p text:style-name="P1">na(5538), </text:p>
      <text:p text:style-name="P1">horroroso(5538), </text:p>
      <text:p text:style-name="P1">vine(5537), </text:p>
      <text:p text:style-name="P1">niños(5539), </text:p>
      <text:p text:style-name="P1">Ramón(5539), </text:p>
      <text:p text:style-name="P1">quedó(5539), </text:p>
      <text:p text:style-name="P1">unos(5538), </text:p>
      <text:p text:style-name="P1">meses(5537), </text:p>
      <text:p text:style-name="P1">año(5536), </text:p>
      <text:p text:style-name="P1">volviste(5535), </text:p>
      <text:p text:style-name="P1">volvimos(5536), </text:p>
      <text:p text:style-name="P1">mayor(5538), </text:p>
      <text:p text:style-name="P1">decíamos(5537), </text:p>
      <text:p text:style-name="P1">algunas(5536), </text:p>
      <text:p text:style-name="P1">otras(5536), </text:p>
      <text:p text:style-name="P1">menos(5535), </text:p>
      <text:p text:style-name="P1">casaste(5536), </text:p>
      <text:p text:style-name="P1">embarazada(5535), </text:p>
      <text:p text:style-name="P1">menudo(5534), </text:p>
      <text:p text:style-name="P1">lío(5535), </text:p>
      <text:p text:style-name="P1">armó(5535), </text:p>
      <text:p text:style-name="P1">diecinueve(5534), </text:p>
      <text:p text:style-name="P1">pena(5534), </text:p>
      <text:p text:style-name="P1">murió(5534), </text:p>
      <text:p text:style-name="P1">antes_de(5533), </text:p>
      <text:p text:style-name="P1"><text:soft-page-break/>llegó(5533), </text:p>
      <text:p text:style-name="P1">conocer(5537), </text:p>
      <text:p text:style-name="P1">hablo(5536), </text:p>
      <text:p text:style-name="P1">cada(5535), </text:p>
      <text:p text:style-name="P1">día(5535), </text:p>
      <text:p text:style-name="P1">cambia(5534), </text:p>
      <text:p text:style-name="P1">llamado(5535), </text:p>
      <text:p text:style-name="P1">italiana(5535), </text:p>
      <text:p text:style-name="P1">mogollón(5534), </text:p>
      <text:p text:style-name="P1">veces(5534), </text:p>
      <text:p text:style-name="P1">pienso(5533), </text:p>
      <text:p text:style-name="P1">van(5533), </text:p>
      <text:p text:style-name="P1">echar(5534), </text:p>
      <text:p text:style-name="P1">verdaderamente(5533), </text:p>
      <text:p text:style-name="P1">basta(5532), </text:p>
      <text:p text:style-name="P1">enseguida(5534), </text:p>
      <text:p text:style-name="P1">puf(5533), </text:p>
      <text:p text:style-name="P1">Oliveros(5533), </text:p>
      <text:p text:style-name="P1">igual(5532), </text:p>
      <text:p text:style-name="P1">alterada(5532), </text:p>
      <text:p text:style-name="P1">cero(5532), </text:p>
      <text:p text:style-name="P1">días(5531), </text:p>
      <text:p text:style-name="P1">hubieran(5530), </text:p>
      <text:p text:style-name="P1">pegadas(5531), </text:p>
      <text:p text:style-name="P1">rímel(5530), </text:p>
      <text:p text:style-name="P1">piel(5529), </text:p>
      <text:p text:style-name="P1">tersa(5528), </text:p>
      <text:p text:style-name="P1">caramelo(5529), </text:p>
      <text:p text:style-name="P1">boca(5528), </text:p>
      <text:p text:style-name="P1">detrás_de(5529), </text:p>
      <text:p text:style-name="P1">piernecitas(5528), </text:p>
      <text:p text:style-name="P1">colgando(5527), </text:p>
      <text:p text:style-name="P1">contaba(5527), </text:p>
      <text:p text:style-name="P1">anécdotas(5527), </text:p>
      <text:p text:style-name="P1">obscena(5526), </text:p>
      <text:p text:style-name="P1">vimos(5527), </text:p>
      <text:p text:style-name="P1">así_como(5526), </text:p>
      <text:p text:style-name="P1">picantito(5526), </text:p>
      <text:p text:style-name="P1">Justa(5526), </text:p>
      <text:p text:style-name="P1">terrorífica(5525), </text:p>
      <text:p text:style-name="P1">Terete(5526), </text:p>
      <text:p text:style-name="P1">persiguió(5525), </text:p>
      <text:p text:style-name="P1">dije(5524), </text:p>
      <text:p text:style-name="P1">hacía(5523), </text:p>
      <text:p text:style-name="P1">Letras(5525), </text:p>
      <text:p text:style-name="P1">recuerdo(5524), </text:p>
      <text:p text:style-name="P1"><text:soft-page-break/>temblona(5523), </text:p>
      <text:p text:style-name="P1">cuartos(5522), </text:p>
      <text:p text:style-name="P1">baño(5523), </text:p>
      <text:p text:style-name="P1">tiza(5523), </text:p>
      <text:p text:style-name="P1">llena(5522), </text:p>
      <text:p text:style-name="P1">pintada(5522), </text:p>
      <text:p text:style-name="P1">mala(5522), </text:p>
      <text:p text:style-name="P1">enseñando(5521), </text:p>
      <text:p text:style-name="P1">desastre(5520), </text:p>
      <text:p text:style-name="P1">terriblemente(5521), </text:p>
      <text:p text:style-name="P1">entendía(5520), </text:p>
      <text:p text:style-name="P1">conjuntos(5519), </text:p>
      <text:p text:style-name="P1">álgebra(5521), </text:p>
      <text:p text:style-name="P1">Boole(5520), </text:p>
      <text:p text:style-name="P1">muchísimas(5521), </text:p>
      <text:p text:style-name="P1">montón(5520), </text:p>
      <text:p text:style-name="P1">analfabeta(5524), </text:p>
      <text:p text:style-name="P1">peor(5523), </text:p>
      <text:p text:style-name="P1">ecuaciones(5522), </text:p>
      <text:p text:style-name="P1">total(5521), </text:p>
      <text:p text:style-name="P1">Portugal(5520), </text:p>
      <text:p text:style-name="P1">ahorrando(5519), </text:p>
      <text:p text:style-name="P1">sórdido(5519), </text:p>
      <text:p text:style-name="P1">seguro(5522), </text:p>
      <text:p text:style-name="P1">efectivamente(5522), </text:p>
      <text:p text:style-name="P1">haré(5521), </text:p>
      <text:p text:style-name="P1">Carmen_Blanco(5520), </text:p>
      <text:p text:style-name="P1">posible(5519), </text:p>
      <text:p text:style-name="P1">enseñó(5518), </text:p>
      <text:p text:style-name="P1">habían(5518), </text:p>
      <text:p text:style-name="P1">dejado(5517), </text:p>
      <text:p text:style-name="P1">maravillosa(5518), </text:p>
      <text:p text:style-name="P1">graciosa(5517), </text:p>
      <text:p text:style-name="P1">flotador(5516), </text:p>
      <text:p text:style-name="P1">corsé(5516), </text:p>
      <text:p text:style-name="P1">durante(5517), </text:p>
      <text:p text:style-name="P1">tiempo(5516), </text:p>
      <text:p text:style-name="P1">hicieron(5515), </text:p>
      <text:p text:style-name="P1">pusieron(5517), </text:p>
      <text:p text:style-name="P1">ta(5517), </text:p>
      <text:p text:style-name="P1">collarín(5516), <text:s/></text:p>
      <text:p text:style-name="P1">traer(5518), </text:p>
      <text:p text:style-name="P1">enterar(5517), </text:p>
      <text:p text:style-name="P1">trabajo(5516), </text:p>
      <text:p text:style-name="P1">administración(5515), </text:p>
      <text:p text:style-name="P1">intérprete(5514), </text:p>
      <text:p text:style-name="P1"><text:soft-page-break/>pasas(5513), </text:p>
      <text:p text:style-name="P1">dedicas(5514), </text:p>
      <text:p text:style-name="P1">light(5513), </text:p>
      <text:p text:style-name="P1">esas(5513), </text:p>
      <text:p text:style-name="P1">cogido(5512), </text:p>
      <text:p text:style-name="P1">normal(5512), </text:p>
      <text:p text:style-name="P1">Radio_Nacional(5511), </text:p>
      <text:p text:style-name="P1">documentalista(5512), </text:p>
      <text:p text:style-name="P1">música(5513), </text:p>
      <text:p text:style-name="P1">nueve(5512), </text:p>
      <text:p text:style-name="P1">Pepe_Botella(5511), </text:p>
      <text:p text:style-name="P1">sit(5513), </text:p>
      <text:p text:style-name="P1">plaza(5513), </text:p>
      <text:p text:style-name="P1">Dos_de_Mayo(5513), </text:p>
      <text:p text:style-name="P1">ambientazo(5512), </text:p>
      <text:p text:style-name="P1">vai(5511), </text:p>
      <text:p text:style-name="P1">comprar(5512), </text:p>
      <text:p text:style-name="P1">dar(5513), </text:p>
      <text:p text:style-name="P1">Navidades(5513), </text:p>
      <text:p text:style-name="P1">perfecto(5512), </text:p>
      <text:p text:style-name="P1">pago(5512), </text:p>
      <text:p text:style-name="P1">perfectísimo(5511), </text:p>
      <text:p text:style-name="P1">alegro(5511), </text:p>
      <text:p text:style-name="P1">encantadísima(5511), </text:p>
      <text:p text:style-name="P1">transcriptora(5510), </text:p>
      <text:p text:style-name="P1">puff(5509), </text:p>
      <text:p text:style-name="P1">conoces(5508), </text:p>
      <text:p text:style-name="P1">gente(5509), </text:p>
      <text:p text:style-name="P1">muletillas(5508), </text:p>
      <text:p text:style-name="P1">cualquier(5507), </text:p>
      <text:p text:style-name="P1">Japón(5508), </text:p>
      <text:p text:style-name="P1">ámbito(5507), </text:p>
      <text:p text:style-name="P1">largan(5507), </text:p>
      <text:p text:style-name="P1">horror(5507), </text:p>
      <text:p text:style-name="P1">estuvo(5507), </text:p>
      <text:p text:style-name="P1">Cielo(5507), </text:p>
      <text:p text:style-name="P1">metida(5506), </text:p>
      <text:p text:style-name="P1">Inmaculada(5507), </text:p>
      <text:p text:style-name="P1">estuvieron(5508), </text:p>
      <text:p text:style-name="P1">Dolores_Martínez(5508), </text:p>
      <text:p text:style-name="P1">ganas(5507), </text:p>
      <text:p text:style-name="P1">sido(5506), </text:p>
      <text:p text:style-name="P1">época(5507), </text:p>
      <text:p text:style-name="P1">facultad(5508), </text:p>
      <text:p text:style-name="P1">encanto(5507), </text:p>
      <text:p text:style-name="P1">chica(5506), </text:p>
      <text:p text:style-name="P1"><text:soft-page-break/>morbo(5505), </text:p>
      <text:p text:style-name="P1">familia(5508), </text:p>
      <text:p text:style-name="P1">bestial(5507), </text:p>
      <text:p text:style-name="P1">sus(5507), </text:p>
      <text:p text:style-name="P1">tremendo(5507), <text:s/></text:p>
      <text:p text:style-name="P1">brazos(5505), <text:s/></text:p>
      <text:p text:style-name="P1">cortado(5506), </text:p>
      <text:p text:style-name="P1">bonita(5505), </text:p>
      <text:p text:style-name="P1">mentira(5507), </text:p>
      <text:p text:style-name="P1">cortita(5507), </text:p>
      <text:p text:style-name="P1">corta(5506), </text:p>
      <text:p text:style-name="P1">emp(5507), </text:p>
      <text:p text:style-name="P1">solución(5506), </text:p>
      <text:p text:style-name="P1">cuál(5506), </text:p>
      <text:p text:style-name="P1">segura(5505), </text:p>
      <text:p text:style-name="P1">Lucía(5505), </text:p>
      <text:p text:style-name="P1">ponemos(5504), </text:p>
      <text:p text:style-name="P1">sitio(5505), </text:p>
      <text:p text:style-name="P1">dibujar(5505), </text:p>
      <text:p text:style-name="P1">jersey(5504), </text:p>
      <text:p text:style-name="P1">incluso(5503), </text:p>
      <text:p text:style-name="P1">agustita(5503), </text:p>
      <text:p text:style-name="P1">manta(5505), </text:p>
      <text:p text:style-name="P1">gusto(5506), </text:p>
      <text:p text:style-name="P1">fuese(5505), </text:p>
      <text:p text:style-name="P1">galleta(5505), </text:p>
      <text:p text:style-name="P1">pan(5504), </text:p>
      <text:p text:style-name="P1">panecillo(5503), </text:p>
      <text:p text:style-name="P1">corto(5503), </text:p>
      <text:p text:style-name="P1">escribe(5502), </text:p>
      <text:p text:style-name="P1">carta(5503), <text:s/></text:p>
      <text:p text:style-name="P1">haciendo(5502), </text:p>
      <text:p text:style-name="P1">papá(5501), </text:p>
      <text:p text:style-name="P1">quedando(5502), </text:p>
      <text:p text:style-name="P1">atrás(5501), </text:p>
      <text:p text:style-name="P1">estáis(5501), </text:p>
      <text:p text:style-name="P1">montaña(5501), </text:p>
      <text:p text:style-name="P1">arco(5502), </text:p>
      <text:p text:style-name="P1">iris(5502), </text:p>
      <text:p text:style-name="P1">nevó(5501), </text:p>
      <text:p text:style-name="P1">andá(5500), </text:p>
      <text:p text:style-name="P1">nieve(5500), </text:p>
      <text:p text:style-name="P1">cayendo(5499), </text:p>
      <text:p text:style-name="P1">nube(5502), </text:p>
      <text:p text:style-name="P1">solita(5502), </text:p>
      <text:p text:style-name="P1">tía(5501), </text:p>
      <text:p text:style-name="P1"><text:soft-page-break/>chuli(5501), </text:p>
      <text:p text:style-name="P1">ca(5500), </text:p>
      <text:p text:style-name="P1">lloras(5499), </text:p>
      <text:p text:style-name="P1">impreparado(5498), </text:p>
      <text:p text:style-name="P1">perdido(5500), </text:p>
      <text:p text:style-name="P1">llaves(5500), </text:p>
      <text:p text:style-name="P1">insuficiente(5499), </text:p>
      <text:p text:style-name="P1">fiar(5499), </text:p>
      <text:p text:style-name="P1">uno(5498), </text:p>
      <text:p text:style-name="P1">olvida(5498), </text:p>
      <text:p text:style-name="P1">deberes(5497), </text:p>
      <text:p text:style-name="P1">cabe(5497), </text:p>
      <text:p text:style-name="P1">mona(5498), </text:p>
      <text:p text:style-name="P1">haz(5497), </text:p>
      <text:p text:style-name="P1">chiquitín(5497), </text:p>
      <text:p text:style-name="P1">toca(5496), </text:p>
      <text:p text:style-name="P1">lateral(5495), </text:p>
      <text:p text:style-name="P1">queda(5494), </text:p>
      <text:p text:style-name="P1">pegado(5494), </text:p>
      <text:p text:style-name="P1">notita(5494), </text:p>
      <text:p text:style-name="P1">hacemos(5494), </text:p>
      <text:p text:style-name="P1">pegamos(5493), </text:p>
      <text:p text:style-name="P1">aie(5494), </text:p>
      <text:p text:style-name="P1">ensalada(5493), </text:p>
      <text:p text:style-name="P1">nevera(5493), </text:p>
      <text:p text:style-name="P1">muero(5495), </text:p>
      <text:p text:style-name="P1">hambre(5494), </text:p>
      <text:p text:style-name="P1">recortar(5493), </text:p>
      <text:p text:style-name="P1">estarás(5492), </text:p>
      <text:p text:style-name="P1">grabando(5494), </text:p>
      <text:p text:style-name="P1">enchufado(5494), <text:s/></text:p>
      <text:p text:style-name="P1">dices(5492), </text:p>
      <text:p text:style-name="P1">botoncito(5491), </text:p>
      <text:p text:style-name="P1">solo(5491), </text:p>
      <text:p text:style-name="P1">Kike(5490), </text:p>
      <text:p text:style-name="P1">acabas(5489), </text:p>
      <text:p text:style-name="P1">destrozar(5490), </text:p>
      <text:p text:style-name="P1">grabación(5489), </text:p>
      <text:p text:style-name="P1">sacan(5490), </text:p>
      <text:p text:style-name="P1">consiguió(5490), </text:p>
      <text:p text:style-name="P1">pillan(5489), </text:p>
      <text:p text:style-name="P1">novieta(5493), </text:p>
      <text:p text:style-name="P1">catorce(5492), </text:p>
      <text:p text:style-name="P1">quin(5491), </text:p>
      <text:p text:style-name="P1">dijo(5490), </text:p>
      <text:p text:style-name="P1">lleva(5490), </text:p>
      <text:p text:style-name="P1"><text:soft-page-break/>dieciocho(5489), </text:p>
      <text:p text:style-name="P1">quince(5489), </text:p>
      <text:p text:style-name="P1">privan(5488), </text:p>
      <text:p text:style-name="P1">pillara(5489), </text:p>
      <text:p text:style-name="P1">dejando(5490), </text:p>
      <text:p text:style-name="P1">Pilar(5489), </text:p>
      <text:p text:style-name="P1">encanta(5488), </text:p>
      <text:p text:style-name="P1">sufrir(5489), </text:p>
      <text:p text:style-name="P1">vuelve(5490), <text:s/></text:p>
      <text:p text:style-name="P1">esperando(5488), </text:p>
      <text:p text:style-name="P1">perrito(5488), </text:p>
      <text:p text:style-name="P1">guay(5488), </text:p>
      <text:p text:style-name="P1">hacha(5487), </text:p>
      <text:p text:style-name="P1">fis(5487), </text:p>
      <text:p text:style-name="P1">guapo(5490), </text:p>
      <text:p text:style-name="P1">once(5489), </text:p>
      <text:p text:style-name="P1">sabía(5488), </text:p>
      <text:p text:style-name="P1">dicho(5489), </text:p>
      <text:p text:style-name="P1">Autónoma(5488), </text:p>
      <text:p text:style-name="P1">viendo(5487), </text:p>
      <text:p text:style-name="P1">mirando(5486), </text:p>
      <text:p text:style-name="P1">veía(5487), </text:p>
      <text:p text:style-name="P1">veías(5486), </text:p>
      <text:p text:style-name="P1">hubiera(5486), </text:p>
      <text:p text:style-name="P1">ido(5485), </text:p>
      <text:p text:style-name="P1">Ávila(5484), </text:p>
      <text:p text:style-name="P1">contigo(5486), </text:p>
      <text:p text:style-name="P1">pasar(5487), </text:p>
      <text:p text:style-name="P1">tarde(5486), </text:p>
      <text:p text:style-name="P1">cuatro_y_pico(5485), </text:p>
      <text:p text:style-name="P1">pasear(5485), </text:p>
      <text:p text:style-name="P1">hubieras(5484), </text:p>
      <text:p text:style-name="P1">fila(5484), </text:p>
      <text:p text:style-name="P1">cuánta(5483), </text:p>
      <text:p text:style-name="P1">caché(5482), </text:p>
      <text:p text:style-name="P1">obligatorio(5482), </text:p>
      <text:p text:style-name="P1">ecologista(5482), </text:p>
      <text:p text:style-name="P1">calor(5481), </text:p>
      <text:p text:style-name="P1">conferencia(5480), </text:p>
      <text:p text:style-name="P1">manga(5482), </text:p>
      <text:p text:style-name="P1">Parque_Nacional_de_Guadarrama(5481), <text:s/></text:p>
      <text:p text:style-name="P1">tenías(5480), </text:p>
      <text:p text:style-name="P1">quería(5480), </text:p>
      <text:p text:style-name="P1">apretado(5481), </text:p>
      <text:p text:style-name="P1">cordoncito(5480), </text:p>
      <text:p text:style-name="P1">lanita(5479), </text:p>
      <text:p text:style-name="P1"><text:soft-page-break/>blancos(5481), </text:p>
      <text:p text:style-name="P1">adiós(5481), </text:p>
      <text:p text:style-name="P1">chatita(5481), </text:p>
      <text:p text:style-name="P1">llamas(5480), </text:p>
      <text:p text:style-name="P1">boni(5480), </text:p>
      <text:p text:style-name="P1">vino(5479), </text:p>
      <text:p text:style-name="P1">comes(5478), </text:p>
      <text:p text:style-name="P1">eras(5481), </text:p>
      <text:p text:style-name="P1">joven(5480), </text:p>
      <text:p text:style-name="P1">rico(5479), </text:p>
      <text:p text:style-name="P1">bebiendo(5478), </text:p>
      <text:p text:style-name="P1">abrirás(5479), </text:p>
      <text:p text:style-name="P1">traigo(5478), </text:p>
      <text:p text:style-name="P1">acordaba(5477), </text:p>
      <text:p text:style-name="P1">pitillos(5478), </text:p>
      <text:p text:style-name="P1">María_Rosa(5477), </text:p>
      <text:p text:style-name="P1">Mari(5479), </text:p>
      <text:p text:style-name="P1">solta(5478), </text:p>
      <text:p text:style-name="P1">dejé(5477), </text:p>
      <text:p text:style-name="P1">fumar(5476), </text:p>
      <text:p text:style-name="P1">soltaba(5479), </text:p>
      <text:p text:style-name="P1">pitillo(5479), </text:p>
      <text:p text:style-name="P1">dejó(5478), </text:p>
      <text:p text:style-name="P1">malamente(5477), </text:p>
      <text:p text:style-name="P1">empezó(5476), </text:p>
      <text:p text:style-name="P1">engañaba(5476), </text:p>
      <text:p text:style-name="P1">marido(5476), </text:p>
      <text:p text:style-name="P1">recue(5475), </text:p>
      <text:p text:style-name="P1">fumaba(5476), </text:p>
      <text:p text:style-name="P1">ayer(5475), </text:p>
      <text:p text:style-name="P1">gravísima(5475), </text:p>
      <text:p text:style-name="P1">piscina(5475), </text:p>
      <text:p text:style-name="P1">monísima(5475), <text:s/></text:p>
      <text:p text:style-name="P1">París(5473), </text:p>
      <text:p text:style-name="P1">Luis(5473), </text:p>
      <text:p text:style-name="P1">buen(5472), </text:p>
      <text:p text:style-name="P1">dvd(5476), </text:p>
      <text:p text:style-name="P1">estarías(5476), </text:p>
      <text:p text:style-name="P1">abuelo(5475), </text:p>
      <text:p text:style-name="P1">fumando(5475), </text:p>
      <text:p text:style-name="P1">preciosos(5474), </text:p>
      <text:p text:style-name="P1">colorido(5474), </text:p>
      <text:p text:style-name="P1">precioso(5473), </text:p>
      <text:p text:style-name="P1">fascinaban(5474), </text:p>
      <text:p text:style-name="P1">colorcitos(5474), </text:p>
      <text:p text:style-name="P1">colores(5475), </text:p>
      <text:p text:style-name="P1"><text:soft-page-break/>dora(5475), </text:p>
      <text:p text:style-name="P1">boquilla(5474), </text:p>
      <text:p text:style-name="P1">larguita(5473), </text:p>
      <text:p text:style-name="P1">dorada(5472), </text:p>
      <text:p text:style-name="P1">parecía(5471), </text:p>
      <text:p text:style-name="P1">curs(5471), </text:p>
      <text:p text:style-name="P1">ida(5470), </text:p>
      <text:p text:style-name="P1">Elvira(5471), </text:p>
      <text:p text:style-name="P1">fumó(5470), </text:p>
      <text:p text:style-name="P1">soltera(5472), </text:p>
      <text:p text:style-name="P1">cue(5471), </text:p>
      <text:p text:style-name="P1">a_escondidas(5473), </text:p>
      <text:p text:style-name="P1">fuma(5472), </text:p>
      <text:p text:style-name="P1">amigo(5471), </text:p>
      <text:p text:style-name="P1">contando(5471), </text:p>
      <text:p text:style-name="P1">operan(5470), </text:p>
      <text:p text:style-name="P1">Estados_Unidos(5475), </text:p>
      <text:p text:style-name="P1">operaba(5474), </text:p>
      <text:p text:style-name="P1">juego(5474), </text:p>
      <text:p text:style-name="P1">entiende(5474), </text:p>
      <text:p text:style-name="P1">vaya(5473), </text:p>
      <text:p text:style-name="P1">empalmando(5473), </text:p>
      <text:p text:style-name="P1">obra(5472), </text:p>
      <text:p text:style-name="P1">fontanería(5471), </text:p>
      <text:p text:style-name="P1">dormido(5470), </text:p>
      <text:p text:style-name="P1">reforzado(5471), </text:p>
      <text:p text:style-name="P1">aorta(5470), </text:p>
      <text:p text:style-name="P1">médula(5470), </text:p>
      <text:p text:style-name="P1">intentar(5469), </text:p>
      <text:p text:style-name="P1">abrir(5474), </text:p>
      <text:p text:style-name="P1">treinta_y_tres(5474), </text:p>
      <text:p text:style-name="P1">virgueros(5473), </text:p>
      <text:p text:style-name="P1">vasos(5473), </text:p>
      <text:p text:style-name="P1">serán(5472), </text:p>
      <text:p text:style-name="P1">existe(5474), </text:p>
      <text:p text:style-name="P1">consiste(5474), </text:p>
      <text:p text:style-name="P1">específico(5473), </text:p>
      <text:p text:style-name="P1">com(5473), </text:p>
      <text:p text:style-name="P1">cirujano(5472), </text:p>
      <text:p text:style-name="P1">cirugía(5471), </text:p>
      <text:p text:style-name="P1">sucísimas(5472), </text:p>
      <text:p text:style-name="P1">tener(5471), </text:p>
      <text:p text:style-name="P1">guarras(5473), </text:p>
      <text:p text:style-name="P1">ensucian(5472), </text:p>
      <text:p text:style-name="P1">muchísimo(5472), </text:p>
      <text:p text:style-name="P1">Cataluña(5472), </text:p>
      <text:p text:style-name="P1"><text:soft-page-break/>País_Vasco(5471), </text:p>
      <text:p text:style-name="P1">unas(5472), </text:p>
      <text:p text:style-name="P1">contrarrestar(5473), </text:p>
      <text:p text:style-name="P1">nacionalismos(5472), </text:p>
      <text:p text:style-name="P1">globalización(5471), </text:p>
      <text:p text:style-name="P1">tendencia(5470), </text:p>
      <text:p text:style-name="P1">hacia(5473), </text:p>
      <text:p text:style-name="P1">aldea(5472), </text:p>
      <text:p text:style-name="P1">antinacionalista(5471), </text:p>
      <text:p text:style-name="P1">joder(5470), </text:p>
      <text:p text:style-name="P1">fuerzas(5470), </text:p>
      <text:p text:style-name="P1">ocupación(5471), </text:p>
      <text:p text:style-name="P1">cincos(5470), </text:p>
      <text:p text:style-name="P1">siglos(5470), <text:s/></text:p>
      <text:p text:style-name="P1">imagina(5469), </text:p>
      <text:p text:style-name="P1">Andalucía(5470), </text:p>
      <text:p text:style-name="P1">árabes(5469), <text:s/></text:p>
      <text:p text:style-name="P1">sensibilidad(5469), </text:p>
      <text:p text:style-name="P1">de_todos_modos(5469), </text:p>
      <text:p text:style-name="P1">momentos(5470), </text:p>
      <text:p text:style-name="P1">históricos(5472), </text:p>
      <text:p text:style-name="P1">históricamente(5471), </text:p>
      <text:p text:style-name="P1">felices(5471), </text:p>
      <text:p text:style-name="P1">puntos(5470), </text:p>
      <text:p text:style-name="P1">vista(5470), </text:p>
      <text:p text:style-name="P1">Al-Ándalus(5469), </text:p>
      <text:p text:style-name="P1">explicado(5472), </text:p>
      <text:p text:style-name="P1">ellos(5471), </text:p>
      <text:p text:style-name="P1">cuánto(5471), </text:p>
      <text:p text:style-name="P1">promocionan(5470), </text:p>
      <text:p text:style-name="P1">vascos(5469), </text:p>
      <text:p text:style-name="P1">clase(5469), </text:p>
      <text:p text:style-name="P1">Guerras_Carlistas(5469), </text:p>
      <text:p text:style-name="P1">ordenador(5468), </text:p>
      <text:p text:style-name="P1">lleno(5468), </text:p>
      <text:p text:style-name="P1">Madrid_de_HyM(5468), </text:p>
      <text:p text:style-name="P1">millones(5467), </text:p>
      <text:p text:style-name="P1">Sepu(5469), </text:p>
      <text:p text:style-name="P1">pisos(5468), </text:p>
      <text:p text:style-name="P1">pasta(5467), </text:p>
      <text:p text:style-name="P1">sueca(5466), </text:p>
      <text:p text:style-name="P1">queden(5467), </text:p>
      <text:p text:style-name="P1">suecos(5467), </text:p>
      <text:p text:style-name="P1">impresionante(5466), </text:p>
      <text:p text:style-name="P1">decía(5465), </text:p>
      <text:p text:style-name="P1">tallas(5466), </text:p>
      <text:p text:style-name="P1"><text:soft-page-break/>barato(5465), </text:p>
      <text:p text:style-name="P1">mujeres(5464), </text:p>
      <text:p text:style-name="P1">chicos(5463), </text:p>
      <text:p text:style-name="P1">sacado(5462), </text:p>
      <text:p text:style-name="P1">HyM(5462), </text:p>
      <text:p text:style-name="P1">sa(5462), </text:p>
      <text:p text:style-name="P1">Zara(5461), </text:p>
      <text:p text:style-name="P1">carísimo(5462), </text:p>
      <text:p text:style-name="P1">horrible(5461), </text:p>
      <text:p text:style-name="P1">Mango(5463), </text:p>
      <text:p text:style-name="P1">usar(5462), </text:p>
      <text:p text:style-name="P1">tirar(5461), </text:p>
      <text:p text:style-name="P1">normalita(5462), </text:p>
      <text:p text:style-name="P1">fenómeno(5461), </text:p>
      <text:p text:style-name="P1">Ikea(5461), </text:p>
      <text:p text:style-name="P1">aprendido(5462), </text:p>
      <text:p text:style-name="P1">alucinado(5461), </text:p>
      <text:p text:style-name="P1">cerrar(5460), </text:p>
      <text:p text:style-name="P1">otros(5460), </text:p>
      <text:p text:style-name="P1">habría(5460), </text:p>
      <text:p text:style-name="P1">flipo(5461), </text:p>
      <text:p text:style-name="P1">hubiese(5460), </text:p>
      <text:p text:style-name="P1">tal_como(5459), </text:p>
      <text:p text:style-name="P1">abras(5458), </text:p>
      <text:p text:style-name="P1">colapses(5464), </text:p>
      <text:p text:style-name="P1">regalaban(5463), </text:p>
      <text:p text:style-name="P1">muebles(5464), </text:p>
      <text:p text:style-name="P1">fuerte(5463), </text:p>
      <text:p text:style-name="P1">tomado(5462), </text:p>
      <text:p text:style-name="P1">mercado(5464), </text:p>
      <text:p text:style-name="P1">caen(5463), </text:p>
      <text:p text:style-name="P1">decididamente(5462), </text:p>
      <text:p text:style-name="P1">cae(5462), </text:p>
      <text:p text:style-name="P1">ma(5462), </text:p>
      <text:p text:style-name="P1">entendemos(5461), </text:p>
      <text:p text:style-name="P1">terminéis(5460), </text:p>
      <text:p text:style-name="P1">peleando(5459), </text:p>
      <text:p text:style-name="P1">limpieza(5459), </text:p>
      <text:p text:style-name="P1">cambiar(5458), </text:p>
      <text:p text:style-name="P1">llevando(5458), </text:p>
      <text:p text:style-name="P1">manual(5458), </text:p>
      <text:p text:style-name="P1">tremenda(5457), </text:p>
      <text:p text:style-name="P1">fatal(5459), </text:p>
      <text:p text:style-name="P1">Terremoto_de_Alcorcón(5458), </text:p>
      <text:p text:style-name="P1">tipa(5458), </text:p>
      <text:p text:style-name="P1">extraña(5457), </text:p>
      <text:p text:style-name="P1"><text:soft-page-break/>espectáculo(5457), </text:p>
      <text:p text:style-name="P1">puse(5456), </text:p>
      <text:p text:style-name="P1">riendo(5457), </text:p>
      <text:p text:style-name="P1">especialita(5457), </text:p>
      <text:p text:style-name="P1">nuestra(5457), </text:p>
      <text:p text:style-name="P1">cantina(5456), </text:p>
      <text:p text:style-name="P1">vuestra(5455), </text:p>
      <text:p text:style-name="P1">tomamos(5456), </text:p>
      <text:p text:style-name="P1">tapas(5456), </text:p>
      <text:p text:style-name="P1">caro(5455), </text:p>
      <text:p text:style-name="P1">tapear(5454), </text:p>
      <text:p text:style-name="P1">salmorejo(5455), <text:s/></text:p>
      <text:p text:style-name="P1">Isabel_la_Católica(5453), <text:s text:c="2"/></text:p>
      <text:p text:style-name="P1">idioma(5454), </text:p>
      <text:p text:style-name="P1">común(5453), </text:p>
      <text:p text:style-name="P1">enamorada(5455), </text:p>
      <text:p text:style-name="P1">eres(5454), </text:p>
      <text:p text:style-name="P1">apasionada(5453), </text:p>
      <text:p text:style-name="P1">población(5452), </text:p>
      <text:p text:style-name="P1">Mora(5453), </text:p>
      <text:p text:style-name="P1">tío(5453), </text:p>
      <text:p text:style-name="P1">Antonio(5452), </text:p>
      <text:p text:style-name="P1">vivido(5452), </text:p>
      <text:p text:style-name="P1">siendo(5451), </text:p>
      <text:p text:style-name="P1">fumador(5451), </text:p>
      <text:p text:style-name="P1">seminarista(5450), </text:p>
      <text:p text:style-name="P1">q(5450), </text:p>
      <text:p text:style-name="P1">mataron(5450), </text:p>
      <text:p text:style-name="P1">ento(5450), </text:p>
      <text:p text:style-name="P1">padre(5449), </text:p>
      <text:p text:style-name="P1">comían(5450), </text:p>
      <text:p text:style-name="P1">bua(5449), </text:p>
      <text:p text:style-name="P1">zafarrancho(5451), </text:p>
      <text:p text:style-name="P1">cogió(5450), </text:p>
      <text:p text:style-name="P1">llevó(5449), </text:p>
      <text:p text:style-name="P1">mano(5449), </text:p>
      <text:p text:style-name="P1">amasadora(5448), </text:p>
      <text:p text:style-name="P1">masa(5450), </text:p>
      <text:p text:style-name="P1">solamente(5449), </text:p>
      <text:p text:style-name="P1">perdió(5448), </text:p>
      <text:p text:style-name="P1">adelante(5450), </text:p>
      <text:p text:style-name="P1">responsable(5450), </text:p>
      <text:p text:style-name="P1">salió(5450), </text:p>
      <text:p text:style-name="P1">procesión(5449), </text:p>
      <text:p text:style-name="P1">silencio(5449), </text:p>
      <text:p text:style-name="P1">treinta_y_seis(5448), </text:p>
      <text:p text:style-name="P1"><text:soft-page-break/>catorce_de_Julio(5448), </text:p>
      <text:p text:style-name="P1">dieciséis(5447), </text:p>
      <text:p text:style-name="P1">asesinaron(5449), </text:p>
      <text:p text:style-name="P1">ése(5448), </text:p>
      <text:p text:style-name="P1">casada(5448), </text:p>
      <text:p text:style-name="P1">habla(5448), </text:p>
      <text:p text:style-name="P1">frases(5447), </text:p>
      <text:p text:style-name="P1">francesas(5447), </text:p>
      <text:p text:style-name="P1">usaba(5446), </text:p>
      <text:p text:style-name="P1">empleaban(5446), </text:p>
      <text:p text:style-name="P1">contar(5446), </text:p>
      <text:p text:style-name="P1">jovencita(5445), </text:p>
      <text:p text:style-name="P1">pequeña(5445), </text:p>
      <text:p text:style-name="P1">ignoro(5445), </text:p>
      <text:p text:style-name="P1">delgadita(5444), </text:p>
      <text:p text:style-name="P1">atizó(5445), </text:p>
      <text:p text:style-name="P1">robustianita(5445), </text:p>
      <text:p text:style-name="P1">Bisa(5444), </text:p>
      <text:p text:style-name="P1">escribía(5445), </text:p>
      <text:p text:style-name="P1">China(5444), </text:p>
      <text:p text:style-name="P1">tiro(5444), </text:p>
      <text:p text:style-name="P1">televisión(5443), </text:p>
      <text:p text:style-name="P1">vivir(5444), </text:p>
      <text:p text:style-name="P1">ello(5443), <text:s/></text:p>
      <text:p text:style-name="P1">dragones(5442), </text:p>
      <text:p text:style-name="P1">sur(5443), </text:p>
      <text:p text:style-name="P1">Corea(5442), </text:p>
      <text:p text:style-name="P1">Corea_Shangai_CAR(5442), </text:p>
      <text:p text:style-name="P1">Shangai(5443), </text:p>
      <text:p text:style-name="P1">chino(5443), </text:p>
      <text:p text:style-name="P1">Singapur(5442), </text:p>
      <text:p text:style-name="P1">cafetería(5441), </text:p>
      <text:p text:style-name="P1">Santander(5442), </text:p>
      <text:p text:style-name="P1">Plaza_de_Alonso_Martínez(5442), </text:p>
      <text:p text:style-name="P1">teatro(5441), </text:p>
      <text:p text:style-name="P1">invitan(5440), </text:p>
      <text:p text:style-name="P1">buscaba(5443), </text:p>
      <text:p text:style-name="P1">soluciones(5442), </text:p>
      <text:p text:style-name="P1">queríamos(5441), </text:p>
      <text:p text:style-name="P1">fueran(5442), </text:p>
      <text:p text:style-name="P1">cua(5441), </text:p>
      <text:p text:style-name="P1">iban(5440), </text:p>
      <text:p text:style-name="P1">Alemania(5443), </text:p>
      <text:p text:style-name="P1">queríais(5442), </text:p>
      <text:p text:style-name="P1">teníais(5442), </text:p>
      <text:p text:style-name="P1">empresas(5441), </text:p>
      <text:p text:style-name="P1"><text:soft-page-break/>año_sesenta_y_dos(5443), </text:p>
      <text:p text:style-name="P1">bastantes(5444), </text:p>
      <text:p text:style-name="P1">sesenta_y_dos(5443), </text:p>
      <text:p text:style-name="P1">sesenta_y_cuatro(5442), </text:p>
      <text:p text:style-name="P1">Stuttgart(5441), </text:p>
      <text:p text:style-name="P1">alemán(5440), </text:p>
      <text:p text:style-name="P1">sería(5440), </text:p>
      <text:p text:style-name="P1">españoles(5440), </text:p>
      <text:p text:style-name="P1">habrán(5440), </text:p>
      <text:p text:style-name="P1">instalado(5439), </text:p>
      <text:p text:style-name="P1">hijos(5440), </text:p>
      <text:p text:style-name="P1">sesenta_y_uno(5441), </text:p>
      <text:p text:style-name="P1">sesenta_y_nueve(5441), </text:p>
      <text:p text:style-name="P1">cantidad(5441), </text:p>
      <text:p text:style-name="P1">mandaba(5440), </text:p>
      <text:p text:style-name="P1">Ministerio_de_Trabajo(5439), </text:p>
      <text:p text:style-name="P1">petición(5439), </text:p>
      <text:p text:style-name="P1">tales(5439), </text:p>
      <text:p text:style-name="P1">mandaban(5440), </text:p>
      <text:p text:style-name="P1">Pegaso(5439), </text:p>
      <text:p text:style-name="P1">vosotros(5439), </text:p>
      <text:p text:style-name="P1">venía(5438), </text:p>
      <text:p text:style-name="P1">quitaran(5440), </text:p>
      <text:p text:style-name="P1">propuesta(5439), </text:p>
      <text:p text:style-name="P1">estupendo(5438), </text:p>
      <text:p text:style-name="P1">conservaba(5438), </text:p>
      <text:p text:style-name="P1">vo(5439), </text:p>
      <text:p text:style-name="P1">volvieron(5438), </text:p>
      <text:p text:style-name="P1">algunos(5437), </text:p>
      <text:p text:style-name="P1">volvió(5437), </text:p>
      <text:p text:style-name="P1">empezamos(5436), </text:p>
      <text:p text:style-name="P1">infló(5440), </text:p>
      <text:p text:style-name="P1">domingo_por_la_mañana(5439), </text:p>
      <text:p text:style-name="P1">abierto(5438), </text:p>
      <text:p text:style-name="P1">espi(5437), </text:p>
      <text:p text:style-name="P1">negocio(5438), </text:p>
      <text:p text:style-name="P1">contacto(5438), </text:p>
      <text:p text:style-name="P1">Juan(5437), </text:p>
      <text:p text:style-name="P1">seríamos(5437), </text:p>
      <text:p text:style-name="P1">marcha(5436), </text:p>
      <text:p text:style-name="P1">fenomenalmente(5436), </text:p>
      <text:p text:style-name="P1">fenomenal(5436), </text:p>
      <text:p text:style-name="P1">tendría(5435), </text:p>
      <text:p text:style-name="P1">preguntar(5435), </text:p>
      <text:p text:style-name="P1">matiz(5434), </text:p>
      <text:p text:style-name="P1">cabrean(5434), </text:p>
      <text:p text:style-name="P1"><text:soft-page-break/>cabreas(5434), </text:p>
      <text:p text:style-name="P1">ninguno(5433), </text:p>
      <text:p text:style-name="P1">revés(5432), </text:p>
      <text:p text:style-name="P1">derecha(5432), </text:p>
      <text:p text:style-name="P1">radicalizando(5434), </text:p>
      <text:p text:style-name="P1">posibilidad(5433), </text:p>
      <text:p text:style-name="P1">El_Mundo(5433), </text:p>
      <text:p text:style-name="P1">est(5432), </text:p>
      <text:p text:style-name="P1">insaciable(5431), </text:p>
      <text:p text:style-name="P1">cenar(5430), </text:p>
      <text:p text:style-name="P1">Pilu(5430), </text:p>
      <text:p text:style-name="P1">niñas(5432), </text:p>
      <text:p text:style-name="P1">cenado(5431), </text:p>
      <text:p text:style-name="P1">merendado(5430), </text:p>
      <text:p text:style-name="P1">mismas(5429), </text:p>
      <text:p text:style-name="P1">pareceréis(5428), </text:p>
      <text:p text:style-name="P1">croissant(5429), </text:p>
      <text:p text:style-name="P1">den(5431), </text:p>
      <text:p text:style-name="P1">yogurcito(5430), </text:p>
      <text:p text:style-name="P1">car(5429), </text:p>
      <text:p text:style-name="P1">Valeria_Laura(5429), </text:p>
      <text:p text:style-name="P1">hi(5428), </text:p>
      <text:p text:style-name="P1">sabemos(5427), </text:p>
      <text:p text:style-name="P1">trabajando(5429), </text:p>
      <text:p text:style-name="P1">compañero(5428), </text:p>
      <text:p text:style-name="P1">colega(5427), </text:p>
      <text:p text:style-name="P1">Raúl(5430), </text:p>
      <text:p text:style-name="P1">Perico(5429), </text:p>
      <text:p text:style-name="P1">universidad(5429), </text:p>
      <text:p text:style-name="P1">nosotros(5428), </text:p>
      <text:p text:style-name="P1">largos(5428), </text:p>
      <text:p text:style-name="P1">pilla(5427), </text:p>
      <text:p text:style-name="P1">cuarenta(5427), </text:p>
      <text:p text:style-name="P1">fiera(5428), </text:p>
      <text:p text:style-name="P1">sacas(5428), </text:p>
      <text:p text:style-name="P1">sobresaliente(5427), </text:p>
      <text:p text:style-name="P1">fácil(5426), </text:p>
      <text:p text:style-name="P1">cursos(5428), </text:p>
      <text:p text:style-name="P1">distintos(5427), </text:p>
      <text:p text:style-name="P1">forma(5428), </text:p>
      <text:p text:style-name="P1">anfibia(5427), </text:p>
      <text:p text:style-name="P1">pedazo(5426), </text:p>
      <text:p text:style-name="P1">Metodología(5427), </text:p>
      <text:p text:style-name="P1">Traducción(5426), </text:p>
      <text:p text:style-name="P1">encantó(5426), </text:p>
      <text:p text:style-name="P1">Metodología_de_Traducción(5425), </text:p>
      <text:p text:style-name="P1"><text:soft-page-break/>acabe(5426), </text:p>
      <text:p text:style-name="P1">tesis(5426), </text:p>
      <text:p text:style-name="P1">pedir(5425), </text:p>
      <text:p text:style-name="P1">empezado(5425), <text:s/></text:p>
      <text:p text:style-name="P1">ojalá(5423), </text:p>
      <text:p text:style-name="P1">Caja_Madrid(5422), </text:p>
      <text:p text:style-name="P1">pedido(5421), </text:p>
      <text:p text:style-name="P1">espíritu(5423), </text:p>
      <text:p text:style-name="P1">examinando(5422), </text:p>
      <text:p text:style-name="P1">tribunal(5422), </text:p>
      <text:p text:style-name="P1">diga(5421), </text:p>
      <text:p text:style-name="P1">nuevo(5422), </text:p>
      <text:p text:style-name="P1">médico(5422), </text:p>
      <text:p text:style-name="P1">nació(5422), </text:p>
      <text:p text:style-name="P1">El(5421), </text:p>
      <text:p text:style-name="P1">buenísima(5420), </text:p>
      <text:p text:style-name="P1">mar(5424), </text:p>
      <text:p text:style-name="P1">dijeron(5423), </text:p>
      <text:p text:style-name="P1">cuarenta_y_dos(5422), </text:p>
      <text:p text:style-name="P1">digas(5421), </text:p>
      <text:p text:style-name="P1">ten(5422), </text:p>
      <text:p text:style-name="P1">mecachis(5421), </text:p>
      <text:p text:style-name="P1">m(5421), </text:p>
      <text:p text:style-name="P1">presentaré(5421), </text:p>
      <text:p text:style-name="P1">octubre(5420), </text:p>
      <text:p text:style-name="P1">justificando(5419), </text:p>
      <text:p text:style-name="P1">perio(5419), </text:p>
      <text:p text:style-name="P1">haces(5420), </text:p>
      <text:p text:style-name="P1">qu(5419), </text:p>
      <text:p text:style-name="P1">tiquismiquis(5418), </text:p>
      <text:p text:style-name="P1">hablando(5420), </text:p>
      <text:p text:style-name="P1">perdón(5419), </text:p>
      <text:p text:style-name="P1">Chave(5420), </text:p>
      <text:p text:style-name="P1">mojado(5419), </text:p>
      <text:p text:style-name="P1">usted(5419), </text:p>
      <text:p text:style-name="P1">cuidado(5418), </text:p>
      <text:p text:style-name="P1">doctorado(5419), </text:p>
      <text:p text:style-name="P1">disuaden(5418), </text:p>
      <text:p text:style-name="P1">horribles(5417), </text:p>
      <text:p text:style-name="P1">sabido(5417), </text:p>
      <text:p text:style-name="P1">Rusia(5416), </text:p>
      <text:p text:style-name="P1">ruso(5418), </text:p>
      <text:p text:style-name="P1">ponía(5417), </text:p>
      <text:p text:style-name="P1">voluntad(5418), </text:p>
      <text:p text:style-name="P1">nosotras(5417), </text:p>
      <text:p text:style-name="P1">juntas(5417), </text:p>
      <text:p text:style-name="P1"><text:soft-page-break/>llegaremos(5416), </text:p>
      <text:p text:style-name="P1">bola(5417), </text:p>
      <text:p text:style-name="P1">pasó(5416), </text:p>
      <text:p text:style-name="P1">tus(5417), </text:p>
      <text:p text:style-name="P1">recuerdos(5416), </text:p>
      <text:p text:style-name="P1">memoria(5416), </text:p>
      <text:p text:style-name="P1">poqui(5416), </text:p>
      <text:p text:style-name="P1">Paco(5417), </text:p>
      <text:p text:style-name="P1">impudor(5416), </text:p>
      <text:p text:style-name="P1">impúdico(5415), </text:p>
      <text:p text:style-name="P1">envejecido(5414), </text:p>
      <text:p text:style-name="P1">seguiría(5413), </text:p>
      <text:p text:style-name="P1">queriendo(5414), </text:p>
      <text:p text:style-name="P1">ciego(5413), </text:p>
      <text:p text:style-name="P1">desamor(5413), </text:p>
      <text:p text:style-name="P1">obj(5415), </text:p>
      <text:p text:style-name="P1">ayuda(5414), </text:p>
      <text:p text:style-name="P1">separo(5413), </text:p>
      <text:p text:style-name="P1">minuto(5412), </text:p>
      <text:p text:style-name="P1">entiendes(5413), </text:p>
      <text:p text:style-name="P1">descubres(5413), </text:p>
      <text:p text:style-name="P1">realmente(5412), </text:p>
      <text:p text:style-name="P1">enamora(5411), </text:p>
      <text:p text:style-name="P1">cu(5413), </text:p>
      <text:p text:style-name="P1">enamoras(5415), </text:p>
      <text:p text:style-name="P1">maña(5414), </text:p>
      <text:p text:style-name="P1">produce(5413), </text:p>
      <text:p text:style-name="P1">Jose(5412), </text:p>
      <text:p text:style-name="P1">todo_lo_contrario(5411), </text:p>
      <text:p text:style-name="P1">mol(5411), </text:p>
      <text:p text:style-name="P1">puderosa(5412), </text:p>
      <text:p text:style-name="P1">compensamos(5411), </text:p>
      <text:p text:style-name="P1">relaciones(5410), </text:p>
      <text:p text:style-name="P1">poquísimo(5410), </text:p>
      <text:p text:style-name="P1">borrón(5409), </text:p>
      <text:p text:style-name="P1">nunca(5410), </text:p>
      <text:p text:style-name="P1">cree(5409), </text:p>
      <text:p text:style-name="P1">acuerdas(5408), </text:p>
      <text:p text:style-name="P1">estuviste(5408), </text:p>
      <text:p text:style-name="P1">oportunidad(5407), </text:p>
      <text:p text:style-name="P1">decidir(5408), </text:p>
      <text:p text:style-name="P1">miraba(5407), </text:p>
      <text:p text:style-name="P1">aconsejado(5406), </text:p>
      <text:p text:style-name="P1">psicológico(5406), </text:p>
      <text:p text:style-name="P1">cruel(5406), </text:p>
      <text:p text:style-name="P1">difícil(5405), </text:p>
      <text:p text:style-name="P1"><text:soft-page-break/>convencido(5407), </text:p>
      <text:p text:style-name="P1">mirará(5407), </text:p>
      <text:p text:style-name="P1">jo(5406), </text:p>
      <text:p text:style-name="P1">cuántas(5405), </text:p>
      <text:p text:style-name="P1">arrugas(5405), </text:p>
      <text:p text:style-name="P1">terrible(5404), </text:p>
      <text:p text:style-name="P1">vieja(5403), </text:p>
      <text:p text:style-name="P1">viejo(5404), </text:p>
      <text:p text:style-name="P1">duro(5403), </text:p>
      <text:p text:style-name="P1">convence(5403), </text:p>
      <text:p text:style-name="P1">defectos(5404), </text:p>
      <text:p text:style-name="P1">quisieras(5403), </text:p>
      <text:p text:style-name="P1">conviviendo(5402), </text:p>
      <text:p text:style-name="P1">hipoteca(5402), </text:p>
      <text:p text:style-name="P1">complicado(5402), </text:p>
      <text:p text:style-name="P1">esquís(5402), </text:p>
      <text:p text:style-name="P1">pade(5401), </text:p>
      <text:p text:style-name="P1">Laura(5402), </text:p>
      <text:p text:style-name="P1">quita(5402), </text:p>
      <text:p text:style-name="P1">tarjeta(5401), </text:p>
      <text:p text:style-name="P1">hala(5404), </text:p>
      <text:p text:style-name="P1">tuyo(5403), </text:p>
      <text:p text:style-name="P1">tocado(5402), </text:p>
      <text:p text:style-name="P1">Reyes(5401), </text:p>
      <text:p text:style-name="P1">carita(5401), </text:p>
      <text:p text:style-name="P1">nas(5402), </text:p>
      <text:p text:style-name="P1">querías(5401), </text:p>
      <text:p text:style-name="P1">pechos(5400), </text:p>
      <text:p text:style-name="P1">tontería(5399), </text:p>
      <text:p text:style-name="P1">meter(5401), </text:p>
      <text:p text:style-name="P1">compres(5402), </text:p>
      <text:p text:style-name="P1">halá(5401), </text:p>
      <text:p text:style-name="P1">estropear(5400), </text:p>
      <text:p text:style-name="P1">importe(5401), </text:p>
      <text:p text:style-name="P1">pierde(5400), </text:p>
      <text:p text:style-name="P1">banda(5399), </text:p>
      <text:p text:style-name="P1">Laura_de_Melchor(5400), </text:p>
      <text:p text:style-name="P1">La_Cabalgata(5399), </text:p>
      <text:p text:style-name="P1">disfruta(5401), </text:p>
      <text:p text:style-name="P1">teníamos(5401), </text:p>
      <text:p text:style-name="P1">guapa(5400), </text:p>
      <text:p text:style-name="P1">tiques(5399), </text:p>
      <text:p text:style-name="P1">acerca(5398), </text:p>
      <text:p text:style-name="P1">plato(5401), </text:p>
      <text:p text:style-name="P1">doy(5400), </text:p>
      <text:p text:style-name="P1">podéis(5399), </text:p>
      <text:p text:style-name="P1"><text:soft-page-break/>cambiaría(5399), </text:p>
      <text:p text:style-name="P1">Pedro(5398), </text:p>
      <text:p text:style-name="P1">creer(5400), </text:p>
      <text:p text:style-name="P1">comido(5399), </text:p>
      <text:p text:style-name="P1">angulas(5400), </text:p>
      <text:p text:style-name="P1">microondas(5399), </text:p>
      <text:p text:style-name="P1">manchar(5399), </text:p>
      <text:p text:style-name="P1">cocina(5399), </text:p>
      <text:p text:style-name="P1">ajito(5398), </text:p>
      <text:p text:style-name="P1">Luqui(5398), </text:p>
      <text:p text:style-name="P1">mami(5398), </text:p>
      <text:p text:style-name="P1">perdonad(5398), </text:p>
      <text:p text:style-name="P1">lavar(5397), </text:p>
      <text:p text:style-name="P1">manos(5398), </text:p>
      <text:p text:style-name="P1">tarta(5398), </text:p>
      <text:p text:style-name="P1">mueres(5398), </text:p>
      <text:p text:style-name="P1">cositas(5398), </text:p>
      <text:p text:style-name="P1">apretón(5397), </text:p>
      <text:p text:style-name="P1">minutos(5397), </text:p>
      <text:p text:style-name="P1">combinado(5396), </text:p>
      <text:p text:style-name="P1">salmoncetes(5398), </text:p>
      <text:p text:style-name="P1">caído(5397), </text:p>
      <text:p text:style-name="P1">quiere(5397), </text:p>
      <text:p text:style-name="P1">tirado(5396), </text:p>
      <text:p text:style-name="P1">platito(5396), </text:p>
      <text:p text:style-name="P1">Cabalgata(5395), </text:p>
      <text:p text:style-name="P1">vosotras(5397), </text:p>
      <text:p text:style-name="P1">visteis(5396), </text:p>
      <text:p text:style-name="P1">raritos(5396), </text:p>
      <text:p text:style-name="P1">ea(5395), </text:p>
      <text:p text:style-name="P1">pareciera(5394), </text:p>
      <text:p text:style-name="P1">cansó(5393), </text:p>
      <text:p text:style-name="P1">consuegro(5394), </text:p>
      <text:p text:style-name="P1">verano(5393), </text:p>
      <text:p text:style-name="P1">objetivamente(5393), </text:p>
      <text:p text:style-name="P1">afable(5393), </text:p>
      <text:p text:style-name="P1">tampo(5392), </text:p>
      <text:p text:style-name="P1">tampoc(5393), </text:p>
      <text:p text:style-name="P1">sitios(5392), </text:p>
      <text:p text:style-name="P1">hizo(5391), </text:p>
      <text:p text:style-name="P1">consuegra(5391), </text:p>
      <text:p text:style-name="P1">Vivero(5390), </text:p>
      <text:p text:style-name="P1">Galicia(5390), </text:p>
      <text:p text:style-name="P1">puerta(5390), </text:p>
      <text:p text:style-name="P1">par(5390), </text:p>
      <text:p text:style-name="P1">después_de(5390), </text:p>
      <text:p text:style-name="P1"><text:soft-page-break/>enfermedad(5390), </text:p>
      <text:p text:style-name="P1">setenta_y_tres(5389), </text:p>
      <text:p text:style-name="P1">Madrid_Cuneo(5391), </text:p>
      <text:p text:style-name="P1">destino(5390), </text:p>
      <text:p text:style-name="P1">Cuneo(5390), </text:p>
      <text:p text:style-name="P1">das(5389), </text:p>
      <text:p text:style-name="P1">mapa(5390), </text:p>
      <text:p text:style-name="P1">agrandando(5389), </text:p>
      <text:p text:style-name="P1">rodillo(5388), </text:p>
      <text:p text:style-name="P1">pica(5387), </text:p>
      <text:p text:style-name="P1">encima(5387), </text:p>
      <text:p text:style-name="P1">Arles(5387), </text:p>
      <text:p text:style-name="P1">desviar(5387), </text:p>
      <text:p text:style-name="P1">autovía(5386), </text:p>
      <text:p text:style-name="P1">Nîmes(5390), </text:p>
      <text:p text:style-name="P1">perfectamente(5389), </text:p>
      <text:p text:style-name="P1">romano(5389), </text:p>
      <text:p text:style-name="P1">toros(5388), </text:p>
      <text:p text:style-name="P1">baja(5387), </text:p>
      <text:p text:style-name="P1">precios(5387), </text:p>
      <text:p text:style-name="P1">anfiteatro(5386), </text:p>
      <text:p text:style-name="P1">noventa_y_cinco(5387), </text:p>
      <text:p text:style-name="P1">climatizado(5386), </text:p>
      <text:p text:style-name="P1">metemos(5388), </text:p>
      <text:p text:style-name="P1">habitaciones(5387), </text:p>
      <text:p text:style-name="P1">ochenta_y_cinco(5386), </text:p>
      <text:p text:style-name="P1">cuatro(5385), </text:p>
      <text:p text:style-name="P1">ciento(5386), </text:p>
      <text:p text:style-name="P1">setenta(5386), </text:p>
      <text:p text:style-name="P1">doble(5385), </text:p>
      <text:p text:style-name="P1">setenta_y_cinco(5385), </text:p>
      <text:p text:style-name="P1">precio(5384), </text:p>
      <text:p text:style-name="P1">agradable(5384), </text:p>
      <text:p text:style-name="P1">hotel(5384), </text:p>
      <text:p text:style-name="P1">camp(5384), </text:p>
      <text:p text:style-name="P1">campaña(5383), </text:p>
      <text:p text:style-name="P1">banlieux(5385), </text:p>
      <text:p text:style-name="P1">reservamos(5384), </text:p>
      <text:p text:style-name="P1">leja(5384), </text:p>
      <text:p text:style-name="P1">alejado(5384), </text:p>
      <text:p text:style-name="P1">cerca(5384), </text:p>
      <text:p text:style-name="P1">teléfono(5383), </text:p>
      <text:p text:style-name="P1">impor(5382), </text:p>
      <text:p text:style-name="P1">importante(5384), </text:p>
      <text:p text:style-name="P1">pueblito(5383), </text:p>
      <text:p text:style-name="P1">garaje(5383), </text:p>
      <text:p text:style-name="P1"><text:soft-page-break/>cerrado(5382), </text:p>
      <text:p text:style-name="P1">aparcas(5384), </text:p>
      <text:p text:style-name="P1">kilómetros(5384), </text:p>
      <text:p text:style-name="P1">vienes(5384), </text:p>
      <text:p text:style-name="P1">seas(5383), </text:p>
      <text:p text:style-name="P1">plastiña(5383), </text:p>
      <text:p text:style-name="P1">labios(5383), </text:p>
      <text:p text:style-name="P1">traicionar(5382), </text:p>
      <text:p text:style-name="P1">mensaje(5384), </text:p>
      <text:p text:style-name="P1">escuela(5383), </text:p>
      <text:p text:style-name="P1">calidad(5383), <text:s/></text:p>
      <text:p text:style-name="P1">estudiáis(5382), </text:p>
      <text:p text:style-name="P1">hacéis(5381), </text:p>
      <text:p text:style-name="P1">doblaje(5381), </text:p>
      <text:p text:style-name="P1">doblaba(5380), <text:s/></text:p>
      <text:p text:style-name="P1">seis(5382), </text:p>
      <text:p text:style-name="P1">ley(5381), </text:p>
      <text:p text:style-name="P1">llegan(5380), </text:p>
      <text:p text:style-name="P1">existía(5379), </text:p>
      <text:p text:style-name="P1">aprenden(5381), </text:p>
      <text:p text:style-name="P1">paleto(5380), </text:p>
      <text:p text:style-name="P1">estatal(5379), </text:p>
      <text:p text:style-name="P1">daban(5382), </text:p>
      <text:p text:style-name="P1">preparación(5381), </text:p>
      <text:p text:style-name="P1">monjas(5381), </text:p>
      <text:p text:style-name="P1">Beatriz_Galindo(5381), </text:p>
      <text:p text:style-name="P1">fuiste(5380), </text:p>
      <text:p text:style-name="P1">Instituto(5379), </text:p>
      <text:p text:style-name="P1">municipal(5379), </text:p>
      <text:p text:style-name="P1">colegios(5378), </text:p>
      <text:p text:style-name="P1">municipales(5379), </text:p>
      <text:p text:style-name="P1">primeros(5378), </text:p>
      <text:p text:style-name="P1">privados(5378), </text:p>
      <text:p text:style-name="P1">jefe(5378), </text:p>
      <text:p text:style-name="P1">cincuenta_y_tres(5377), </text:p>
      <text:p text:style-name="P1">pija(5380), </text:p>
      <text:p text:style-name="P1">José(5380), </text:p>
      <text:p text:style-name="P1">pareció(5380), </text:p>
      <text:p text:style-name="P1">San_Luis_de_los_Franceses(5380), </text:p>
      <text:p text:style-name="P1">tod(5379), </text:p>
      <text:p text:style-name="P1">trabajó(5380), </text:p>
      <text:p text:style-name="P1">diferente(5379), </text:p>
      <text:p text:style-name="P1">bajita(5379), </text:p>
      <text:p text:style-name="P1">Algeciras(5378), </text:p>
      <text:p text:style-name="P1">restaurantes(5377), </text:p>
      <text:p text:style-name="P1">pescadito(5378), </text:p>
      <text:p text:style-name="P1"><text:soft-page-break/>comíais(5378), </text:p>
      <text:p text:style-name="P1">comíamos(5377), </text:p>
      <text:p text:style-name="P1">misma(5377), </text:p>
      <text:p text:style-name="P1">categoría(5376), </text:p>
      <text:p text:style-name="P1">director(5375), </text:p>
      <text:p text:style-name="P1">nadie(5374), </text:p>
      <text:p text:style-name="P1">afectan(5373), </text:p>
      <text:p text:style-name="P1">distinta(5374), </text:p>
      <text:p text:style-name="P1">jefa(5374), </text:p>
      <text:p text:style-name="P1">habías(5373), </text:p>
      <text:p text:style-name="P1">empez(5372), </text:p>
      <text:p text:style-name="P1">em(5371), </text:p>
      <text:p text:style-name="P1">sabías(5370), </text:p>
      <text:p text:style-name="P1">aprende(5371), </text:p>
      <text:p text:style-name="P1">cuanto(5370), </text:p>
      <text:p text:style-name="P1">esté(5371), </text:p>
      <text:p text:style-name="P1">aumentar(5370), </text:p>
      <text:p text:style-name="P1">margen(5370), </text:p>
      <text:p text:style-name="P1">setenta_mil(5370), </text:p>
      <text:p text:style-name="P1">pesetas(5370), </text:p>
      <text:p text:style-name="P1">cien_por_cien(5369), </text:p>
      <text:p text:style-name="P1">ganan(5369), </text:p>
      <text:p text:style-name="P1">artesano(5369), </text:p>
      <text:p text:style-name="P1">barbaridades(5369), </text:p>
      <text:p text:style-name="P1">auténticas(5368), </text:p>
      <text:p text:style-name="P1">cómodo(5367), </text:p>
      <text:p text:style-name="P1">bronca(5366), </text:p>
      <text:p text:style-name="P1">prefiere(5369), </text:p>
      <text:p text:style-name="P1">s(5368), </text:p>
      <text:p text:style-name="P1">alejadísimos(5367), </text:p>
      <text:p text:style-name="P1">denegado(5367), </text:p>
      <text:p text:style-name="P1">permiso(5370), </text:p>
      <text:p text:style-name="P1">presentado(5369), </text:p>
      <text:p text:style-name="P1">conseguido(5368), </text:p>
      <text:p text:style-name="P1">indignante(5367), </text:p>
      <text:p text:style-name="P1">muerto(5366), </text:p>
      <text:p text:style-name="P1">morir(5366), </text:p>
      <text:p text:style-name="P1">desvergüenza(5369), </text:p>
      <text:p text:style-name="P1">increíble(5368), </text:p>
      <text:p text:style-name="P1">cupos(5368), </text:p>
      <text:p text:style-name="P1">habido(5367), </text:p>
      <text:p text:style-name="P1">infancias(5366), </text:p>
      <text:p text:style-name="P1">difíciles(5366), </text:p>
      <text:p text:style-name="P1">mil(5365), </text:p>
      <text:p text:style-name="P1">tenga(5365), </text:p>
      <text:p text:style-name="P1">infancia(5364), </text:p>
      <text:p text:style-name="P1"><text:soft-page-break/>body(5364), </text:p>
      <text:p text:style-name="P1">planta(5365), </text:p>
      <text:p text:style-name="P1">diez(5364), </text:p>
      <text:p text:style-name="P1">llega(5365), </text:p>
      <text:p text:style-name="P1">avisa(5365), </text:p>
      <text:p text:style-name="P1">rueda(5364), </text:p>
      <text:p text:style-name="P1">noto(5363), </text:p>
      <text:p text:style-name="P1">arreglará(5362), </text:p>
      <text:p text:style-name="P1">vuelva(5362), </text:p>
      <text:p text:style-name="P1">entonc(5361), </text:p>
      <text:p text:style-name="P1">complicar(5362), </text:p>
      <text:p text:style-name="P1">por_ejemplo(5362), </text:p>
      <text:p text:style-name="P1">nuevos(5361), </text:p>
      <text:p text:style-name="P1">ricos(5361), </text:p>
      <text:p text:style-name="P1">letra(5361), </text:p>
      <text:p text:style-name="P1">avanzado(5360), </text:p>
      <text:p text:style-name="P1">buscar(5363), </text:p>
      <text:p text:style-name="P1">adapten(5362), </text:p>
      <text:p text:style-name="P1">leído(5361), </text:p>
      <text:p text:style-name="P1">Alberto(5361), </text:p>
      <text:p text:style-name="P1">ocho(5361), </text:p>
      <text:p text:style-name="P1">hayas(5360), </text:p>
      <text:p text:style-name="P1">supertarde(5362), </text:p>
      <text:p text:style-name="P1">media(5361), </text:p>
      <text:p text:style-name="P1">cama(5360), </text:p>
      <text:p text:style-name="P1">ocupabais(5360), </text:p>
      <text:p text:style-name="P1">consolar(5359), </text:p>
      <text:p text:style-name="P1">consuelo(5360), </text:p>
      <text:p text:style-name="P1">fal(5360), </text:p>
      <text:p text:style-name="P1">jueves(5359), </text:p>
      <text:p text:style-name="P1">Santa_Bárbara(5361), </text:p>
      <text:p text:style-name="P1">marchosa(5360), </text:p>
      <text:p text:style-name="P1">podíamos(5359), </text:p>
      <text:p text:style-name="P1">cayó(5358), </text:p>
      <text:p text:style-name="P1">objeto(5358), </text:p>
      <text:p text:style-name="P1">deseo(5357), </text:p>
      <text:p text:style-name="P1">fa(5357), </text:p>
      <text:p text:style-name="P1">Ecuador(5358), </text:p>
      <text:p text:style-name="P1">gemelos(5357), </text:p>
      <text:p text:style-name="P1">pico(5357), </text:p>
      <text:p text:style-name="P1">cría(5356), </text:p>
      <text:p text:style-name="P1">criado(5355), </text:p>
      <text:p text:style-name="P1">permisos(5358), </text:p>
      <text:p text:style-name="P1">MIG(5357), </text:p>
      <text:p text:style-name="P1">continuará(5358), </text:p>
      <text:p text:style-name="P1">curiosidad(5357), </text:p>
      <text:p text:style-name="P1"><text:soft-page-break/>sociológica(5356), </text:p>
      <text:p text:style-name="P1">siguiente(5355), </text:p>
      <text:p text:style-name="P1">pelo(5356), </text:p>
      <text:p text:style-name="P1">sales(5355), </text:p>
      <text:p text:style-name="P1">educando(5356), </text:p>
      <text:p text:style-name="P1">aparentemente(5355), </text:p>
      <text:p text:style-name="P1">p(5356), </text:p>
      <text:p text:style-name="P1">triste(5355), </text:p>
      <text:p text:style-name="P1">medios(5354), </text:p>
      <text:p text:style-name="P1">sobre(5355), </text:p>
      <text:p text:style-name="P1">pueblo(5354), </text:p>
      <text:p text:style-name="P1">ROD(5353), </text:p>
      <text:p text:style-name="P1">tantos(5355), </text:p>
      <text:p text:style-name="P1">alquileres(5354), </text:p>
      <text:p text:style-name="P1">locura(5353), </text:p>
      <text:p text:style-name="P1">enfrente_de(5353), </text:p>
      <text:p text:style-name="P1">balco(5352), </text:p>
      <text:p text:style-name="P1">trem(5355), </text:p>
      <text:p text:style-name="P1">momento(5354), </text:p>
      <text:p text:style-name="P1">cambio(5356), </text:p>
      <text:p text:style-name="P1">sentir(5355), </text:p>
      <text:p text:style-name="P1">demás(5355), </text:p>
      <text:p text:style-name="P1">volviendo(5354), </text:p>
      <text:p text:style-name="P1">estudié(5355), </text:p>
      <text:p text:style-name="P1">horrorosa(5354), </text:p>
      <text:p text:style-name="P1">anónima(5355), </text:p>
      <text:p text:style-name="P1">prolongación(5354), </text:p>
      <text:p text:style-name="P1">en_cuanto_que(5354), </text:p>
      <text:p text:style-name="P1">pude(5354), </text:p>
      <text:p text:style-name="P1">marché(5354), </text:p>
      <text:p text:style-name="P1">hubo(5353), </text:p>
      <text:p text:style-name="P1">importantísimo(5354), </text:p>
      <text:p text:style-name="P1">bares(5354), </text:p>
      <text:p text:style-name="P1">atraído(5354), </text:p>
      <text:p text:style-name="P1">mínimo(5353), </text:p>
      <text:p text:style-name="P1">comparando(5354), </text:p>
      <text:p text:style-name="P1">mientras_que(5353), </text:p>
      <text:p text:style-name="P1">original(5354), </text:p>
      <text:p text:style-name="P1">comparte(5353), </text:p>
      <text:p text:style-name="P1">insulto(5352), </text:p>
      <text:p text:style-name="P1">aprendizaje(5355), </text:p>
      <text:p text:style-name="P1">estrellar(5354), </text:p>
      <text:p text:style-name="P1">golpe(5354), </text:p>
      <text:p text:style-name="P1">guerra(5353), </text:p>
      <text:p text:style-name="P1">comparten(5352), </text:p>
      <text:p text:style-name="P1">ruidosos(5353), </text:p>
      <text:p text:style-name="P1"><text:soft-page-break/>raro(5353), </text:p>
      <text:p text:style-name="P1">hablen(5353), </text:p>
      <text:p text:style-name="P1">bajito(5352), </text:p>
      <text:p text:style-name="P1">coñazo(5352), </text:p>
      <text:p text:style-name="P1">gustó(5351), </text:p>
      <text:p text:style-name="P1">boba(5354), </text:p>
      <text:p text:style-name="P1">quejaban(5353), </text:p>
      <text:p text:style-name="P1">sufrimientos(5354), </text:p>
      <text:p text:style-name="P1">resultaba(5353), </text:p>
      <text:p text:style-name="P1">chocante(5352), </text:p>
      <text:p text:style-name="P1">tomábamos(5351), </text:p>
      <text:p text:style-name="P1">desaparecido(5351), </text:p>
      <text:p text:style-name="P1">fuera(5350), </text:p>
      <text:p text:style-name="P1">tranquilamente(5350), </text:p>
      <text:p text:style-name="P1">Filosofía(5351), </text:p>
      <text:p text:style-name="P1">creación(5351), </text:p>
      <text:p text:style-name="P1">literaria(5351), </text:p>
      <text:p text:style-name="P1">anterior(5351), </text:p>
      <text:p text:style-name="P1">colocado(5350), </text:p>
      <text:p text:style-name="P1">ni_mucho_menos(5350), </text:p>
      <text:p text:style-name="P1">listos(5350), </text:p>
      <text:p text:style-name="P1">aportamos(5352), </text:p>
      <text:p text:style-name="P1">trabajadores(5351), </text:p>
      <text:p text:style-name="P1">fondistas(5350), </text:p>
      <text:p text:style-name="P1">llegado(5352), </text:p>
      <text:p text:style-name="P1">desértico(5351), </text:p>
      <text:p text:style-name="P1">pérdidas(5350), </text:p>
      <text:p text:style-name="P1">suelo(5349), </text:p>
      <text:p text:style-name="P1">feroces(5351), </text:p>
      <text:p text:style-name="P1">banal(5350), </text:p>
      <text:p text:style-name="P1">aburrida(5349), </text:p>
      <text:p text:style-name="P1">labia(5349), </text:p>
      <text:p text:style-name="P1">fina(5350), </text:p>
      <text:p text:style-name="P1">entr(5351), </text:p>
      <text:p text:style-name="P1">entretienes(5350), </text:p>
      <text:p text:style-name="P1">escuchando(5349), </text:p>
      <text:p text:style-name="P1">mono(5348), </text:p>
      <text:p text:style-name="P1">menuda(5348), </text:p>
      <text:p text:style-name="P1">memez(5348), </text:p>
      <text:p text:style-name="P1">tristeza(5348), </text:p>
      <text:p text:style-name="P1">abu(5350), </text:p>
      <text:p text:style-name="P1">aburrido(5349), </text:p>
      <text:p text:style-name="P1">timidez(5349), </text:p>
      <text:p text:style-name="P1">preguntando(5348), </text:p>
      <text:p text:style-name="P1">saco(5347), </text:p>
      <text:p text:style-name="P1">disimular(5348), </text:p>
      <text:p text:style-name="P1"><text:soft-page-break/>manera(5347), </text:p>
      <text:p text:style-name="P1">Facultad_de_Biológicas(5348), </text:p>
      <text:p text:style-name="P1">edificio(5347), </text:p>
      <text:p text:style-name="P1">nacido(5346), </text:p>
      <text:p text:style-name="P1">creado(5346), </text:p>
      <text:p text:style-name="P1">medio(5347), </text:p>
      <text:p text:style-name="P1">ambiente(5346), </text:p>
      <text:p text:style-name="P1">suficiente(5346), </text:p>
      <text:p text:style-name="P1">gustaría(5345), </text:p>
      <text:p text:style-name="P1">dijeras(5345), </text:p>
      <text:p text:style-name="P1">dijera(5345), </text:p>
      <text:p text:style-name="P1">intuyo(5344), </text:p>
      <text:p text:style-name="P1">escapa(5345), </text:p>
      <text:p text:style-name="P1">escaparía(5344), </text:p>
      <text:p text:style-name="P1">verba(5343), </text:p>
      <text:p text:style-name="P1">verbalizar(5345), </text:p>
      <text:p text:style-name="P1">piquito(5344), </text:p>
      <text:p text:style-name="P1">oro(5344), </text:p>
      <text:p text:style-name="P1">dedicar(5343), </text:p>
      <text:p text:style-name="P1">estudio(5346), </text:p>
      <text:p text:style-name="P1">requiere(5345), </text:p>
      <text:p text:style-name="P1">interesa(5345), </text:p>
      <text:p text:style-name="P1">error(5344), </text:p>
      <text:p text:style-name="P1">garrafal(5344), </text:p>
      <text:p text:style-name="P1">Sevilla(5343), </text:p>
      <text:p text:style-name="P1">Canadá(5344), </text:p>
      <text:p text:style-name="P1">cas(5343), </text:p>
      <text:p text:style-name="P1">profesores(5343), </text:p>
      <text:p text:style-name="P1">planteaban(5342), </text:p>
      <text:p text:style-name="P1">viaje(5342), </text:p>
      <text:p text:style-name="P1">útil(5345), </text:p>
      <text:p text:style-name="P1">cuento(5344), </text:p>
      <text:p text:style-name="P1">inglés(5343), </text:p>
      <text:p text:style-name="P1">oír(5342), </text:p>
      <text:p text:style-name="P1">castellano(5342), </text:p>
      <text:p text:style-name="P1">castizas(5341), </text:p>
      <text:p text:style-name="P1">cariño(5340), </text:p>
      <text:p text:style-name="P1">nuestros(5342), </text:p>
      <text:p text:style-name="P1">puta(5342), </text:p>
      <text:p text:style-name="P1">cierto(5341), </text:p>
      <text:p text:style-name="P1">cha(5340), </text:p>
      <text:p text:style-name="P1">físico(5340), </text:p>
      <text:p text:style-name="P1">llaman(5340), </text:p>
      <text:p text:style-name="P1">deporte(5339), </text:p>
      <text:p text:style-name="P1">trivialidad(5340), </text:p>
      <text:p text:style-name="P1">probable(5340), </text:p>
      <text:p text:style-name="P1"><text:soft-page-break/>esforzar(5339), </text:p>
      <text:p text:style-name="P1">desentrañar(5340), </text:p>
      <text:p text:style-name="P1">pequeñísima(5339), </text:p>
      <text:p text:style-name="P1">parcela(5338), </text:p>
      <text:p text:style-name="P1">condenados(5339), </text:p>
      <text:p text:style-name="P1">cooperar(5339), </text:p>
      <text:p text:style-name="P1">impide(5339), </text:p>
      <text:p text:style-name="P1">crear(5338), </text:p>
      <text:p text:style-name="P1">grupos(5338), </text:p>
      <text:p text:style-name="P1">abordar(5339), </text:p>
      <text:p text:style-name="P1">problemas(5338), </text:p>
      <text:p text:style-name="P1">complejos(5337), </text:p>
      <text:p text:style-name="P1">ninguna(5337), </text:p>
      <text:p text:style-name="P1">avanzas(5336), </text:p>
      <text:p text:style-name="P1">personalmente(5338), </text:p>
      <text:p text:style-name="P1">buscando(5337), </text:p>
      <text:p text:style-name="P1">palo(5338), </text:p>
      <text:p text:style-name="P1">urgía(5337), </text:p>
      <text:p text:style-name="P1">grupo(5337), </text:p>
      <text:p text:style-name="P1">Física(5338), </text:p>
      <text:p text:style-name="P1">Matemática(5337), </text:p>
      <text:p text:style-name="P1">conocido(5336), </text:p>
      <text:p text:style-name="P1">so(5335), </text:p>
      <text:p text:style-name="P1">cuánt(5335), </text:p>
      <text:p text:style-name="P1">trabaj(5335), </text:p>
      <text:p text:style-name="P1">éramos(5335), </text:p>
      <text:p text:style-name="P1">batallón(5335), </text:p>
      <text:p text:style-name="P1">aprendemos(5335), </text:p>
      <text:p text:style-name="P1">tecnología(5334), </text:p>
      <text:p text:style-name="P1">conoce(5334), </text:p>
      <text:p text:style-name="P1">problemática(5333), </text:p>
      <text:p text:style-name="P1">periódico(5336), </text:p>
      <text:p text:style-name="P1">aceptar(5335), </text:p>
      <text:p text:style-name="P1">liderazgo(5334), </text:p>
      <text:p text:style-name="P1">utilizan(5335), </text:p>
      <text:p text:style-name="P1">argot(5335), </text:p>
      <text:p text:style-name="P1">absoluto(5334), </text:p>
      <text:p text:style-name="P1">parar(5335), </text:p>
      <text:p text:style-name="P1">producción(5334), </text:p>
      <text:p text:style-name="P1">especializadas(5333), </text:p>
      <text:p text:style-name="P1">decían(5332), </text:p>
      <text:p text:style-name="P1">valorada(5334), </text:p>
      <text:p text:style-name="P1">gran(5333), </text:p>
      <text:p text:style-name="P1">tensión(5333), </text:p>
      <text:p text:style-name="P1">dij(5332), </text:p>
      <text:p text:style-name="P1">hablas(5331), </text:p>
      <text:p text:style-name="P1"><text:soft-page-break/>campos(5334), </text:p>
      <text:p text:style-name="P1">suplemento(5333), </text:p>
      <text:p text:style-name="P1">d(5334), </text:p>
      <text:p text:style-name="P1">Babelia(5333), </text:p>
      <text:p text:style-name="P1">ética(5332), </text:p>
      <text:p text:style-name="P1">respecto(5332), </text:p>
      <text:p text:style-name="P1">formados(5331), </text:p>
      <text:p text:style-name="P1">comparado(5332), </text:p>
      <text:p text:style-name="P1">euro(5332), </text:p>
      <text:p text:style-name="P1">gasta(5331), </text:p>
      <text:p text:style-name="P1">pastón(5331), </text:p>
      <text:p text:style-name="P1">quintuplicando(5330), </text:p>
      <text:p text:style-name="P1">publicidad(5332), </text:p>
      <text:p text:style-name="P1">enciclopedia(5331), </text:p>
      <text:p text:style-name="P1">cutre(5330), </text:p>
      <text:p text:style-name="P1">vajilla(5330), </text:p>
      <text:p text:style-name="P1">ose(5329), </text:p>
      <text:p text:style-name="P1">evidente(5330), </text:p>
      <text:p text:style-name="P1">accionistas(5330), </text:p>
      <text:p text:style-name="P1">impongan(5330), </text:p>
      <text:p text:style-name="P1">compartía(5329), </text:p>
      <text:p text:style-name="P1">empieza(5328), </text:p>
      <text:p text:style-name="P1">empresarial(5330), </text:p>
      <text:p text:style-name="P1">distribución(5329), </text:p>
      <text:p text:style-name="P1">modelo(5329), </text:p>
      <text:p text:style-name="P1">mixto(5328), </text:p>
      <text:p text:style-name="P1">mandan(5327), </text:p>
      <text:p text:style-name="P1">empresa(5329), </text:p>
      <text:p text:style-name="P1">ingenieros(5328), </text:p>
      <text:p text:style-name="P1">rentabilización(5327), </text:p>
      <text:p text:style-name="P1">setenta_y_seis(5327), </text:p>
      <text:p text:style-name="P1">entras(5326), </text:p>
      <text:p text:style-name="P1">evolucionar(5327), </text:p>
      <text:p text:style-name="P1">consecuencias(5326), </text:p>
      <text:p text:style-name="P1">África(5326), </text:p>
      <text:p text:style-name="P1">leo(5325), </text:p>
      <text:p text:style-name="P1">internet(5328), </text:p>
      <text:p text:style-name="P1">evo(5327), </text:p>
      <text:p text:style-name="P1">evolucionando(5327), </text:p>
      <text:p text:style-name="P1">petróleo(5326), </text:p>
      <text:p text:style-name="P1">guste(5325), </text:p>
      <text:p text:style-name="P1">química(5325), </text:p>
      <text:p text:style-name="P1">analogías(5326), </text:p>
      <text:p text:style-name="P1">analogía(5325), </text:p>
      <text:p text:style-name="P1">dentro_de(5324), </text:p>
      <text:p text:style-name="P1">quie(5323), </text:p>
      <text:p text:style-name="P1"><text:soft-page-break/>examinaba(5324), </text:p>
      <text:p text:style-name="P1">engaño(5324), </text:p>
      <text:p text:style-name="P1">engañando(5323), </text:p>
      <text:p text:style-name="P1">informática(5324), </text:p>
      <text:p text:style-name="P1">concreto(5323), </text:p>
      <text:p text:style-name="P1">explicar(5322), </text:p>
      <text:p text:style-name="P1">necesitando(5323), </text:p>
      <text:p text:style-name="P1">decisiones(5323), </text:p>
      <text:p text:style-name="P1">finales(5324), </text:p>
      <text:p text:style-name="P1">suyas(5323), </text:p>
      <text:p text:style-name="P1">demasiada(5324), </text:p>
      <text:p text:style-name="P1">apagamos(5323), </text:p>
      <text:p text:style-name="P1">móvil(5322), </text:p>
      <text:p text:style-name="P1">hijo(5322), </text:p>
      <text:p text:style-name="P1">delegaciones(5322), </text:p>
      <text:p text:style-name="P1">trabajaban(5321), </text:p>
      <text:p text:style-name="P1">herramientas(5322), </text:p>
      <text:p text:style-name="P1">enseñar(5322), </text:p>
      <text:p text:style-name="P1">utilizar(5321), </text:p>
      <text:p text:style-name="P1">El_País(5321), </text:p>
      <text:p text:style-name="P1">mercadillo(5322), </text:p>
      <text:p text:style-name="P1">caben(5322), </text:p>
      <text:p text:style-name="P1">comprando(5321), </text:p>
      <text:p text:style-name="P1">comprad(5320), </text:p>
      <text:p text:style-name="P1">guardar(5321), </text:p>
      <text:p text:style-name="P1">bonos(5321), </text:p>
      <text:p text:style-name="P1">cupones(5320), </text:p>
      <text:p text:style-name="P1">quiosqu(5320), </text:p>
      <text:p text:style-name="P1">cargando(5321), </text:p>
      <text:p text:style-name="P1">red(5321), </text:p>
      <text:p text:style-name="P1">ventas(5320), </text:p>
      <text:p text:style-name="P1">aguanta(5319), </text:p>
      <text:p text:style-name="P1">competitivos(5319), </text:p>
      <text:p text:style-name="P1">políticos(5318), </text:p>
      <text:p text:style-name="P1">últimos(5321), </text:p>
      <text:p text:style-name="P1">desapareció(5320), </text:p>
      <text:p text:style-name="P1">claustros(5319), </text:p>
      <text:p text:style-name="P1">visibles(5318), </text:p>
      <text:p text:style-name="P1">pocas(5319), </text:p>
      <text:p text:style-name="P1">caso(5319), </text:p>
      <text:p text:style-name="P1">políticamente(5318), </text:p>
      <text:p text:style-name="P1">haya(5319), </text:p>
      <text:p text:style-name="P1">desp(5318), </text:p>
      <text:p text:style-name="P1">despolitizado(5318), </text:p>
      <text:p text:style-name="P1">asociaciones(5318), </text:p>
      <text:p text:style-name="P1">políticas(5317), </text:p>
      <text:p text:style-name="P1"><text:soft-page-break/>PSOE(5317), </text:p>
      <text:p text:style-name="P1">podrían(5316), </text:p>
      <text:p text:style-name="P1">discriminación(5318), </text:p>
      <text:p text:style-name="P1">ningún(5319), </text:p>
      <text:p text:style-name="P1">tipo(5318), </text:p>
      <text:p text:style-name="P1">tuno(5317), </text:p>
      <text:p text:style-name="P1">tuna(5316), </text:p>
      <text:p text:style-name="P1">tradición(5316), </text:p>
      <text:p text:style-name="P1">tunas(5315), </text:p>
      <text:p text:style-name="P1">importantes(5315), </text:p>
      <text:p text:style-name="P1">Medicina_de_Ciencias(5314), </text:p>
      <text:p text:style-name="P1">graciosas(5315), </text:p>
      <text:p text:style-name="P1">reglamentada(5314), </text:p>
      <text:p text:style-name="P1">evitar(5315), </text:p>
      <text:p text:style-name="P1">duda(5314), </text:p>
      <text:p text:style-name="P1">alto(5314), </text:p>
      <text:p text:style-name="P1">alcanzamos(5314), </text:p>
      <text:p text:style-name="P1">recursos(5313), </text:p>
      <text:p text:style-name="P1">posibilidades(5314), </text:p>
      <text:p text:style-name="P1">ofrecen(5315), </text:p>
      <text:p text:style-name="P1">ilógicas(5314), </text:p>
      <text:p text:style-name="P1">corporativistas(5314), </text:p>
      <text:p text:style-name="P1">entender(5313), </text:p>
      <text:p text:style-name="P1">llevas(5314), </text:p>
      <text:p text:style-name="P1">deja(5313), </text:p>
      <text:p text:style-name="P1">huella(5312), </text:p>
      <text:p text:style-name="P1">teoría(5313), </text:p>
      <text:p text:style-name="P1">materia(5312), </text:p>
      <text:p text:style-name="P1">gris(5315), </text:p>
      <text:p text:style-name="P1">sociedad(5314), </text:p>
      <text:p text:style-name="P1">profesionales(5314), </text:p>
      <text:p text:style-name="P1">aquellos(5313), </text:p>
      <text:p text:style-name="P1">rentables(5312), </text:p>
      <text:p text:style-name="P1">optimizan(5313), </text:p>
      <text:p text:style-name="P1">plantilla(5312), </text:p>
      <text:p text:style-name="P1">educación(5311), </text:p>
      <text:p text:style-name="P1">esperaba(5316), </text:p>
      <text:p text:style-name="P1">añ(5316), <text:s/></text:p>
      <text:p text:style-name="P1">dato(5315), </text:p>
      <text:p text:style-name="P1">curioso(5315), </text:p>
      <text:p text:style-name="P1">chicas(5314), </text:p>
      <text:p text:style-name="P1">casan(5314), </text:p>
      <text:p text:style-name="P1">recién(5313), </text:p>
      <text:p text:style-name="P1">acabada(5313), </text:p>
      <text:p text:style-name="P1">carrera(5314), </text:p>
      <text:p text:style-name="P1">funcionando(5313), </text:p>
      <text:p text:style-name="P1"><text:soft-page-break/>lento(5313), </text:p>
      <text:p text:style-name="P1">récord(5313), </text:p>
      <text:p text:style-name="P1">lentísimo(5312), </text:p>
      <text:p text:style-name="P1">segurísima(5311), </text:p>
      <text:p text:style-name="P1">pregunta(5310), </text:p>
      <text:p text:style-name="P1">lle(5311), </text:p>
      <text:p text:style-name="P1">profesión(5310), </text:p>
      <text:p text:style-name="P1">nicho(5309), </text:p>
      <text:p text:style-name="P1">especial(5311), </text:p>
      <text:p text:style-name="P1">cambiando(5310), </text:p>
      <text:p text:style-name="P1">a_través_de(5309), </text:p>
      <text:p text:style-name="P1">trabajas(5308), </text:p>
      <text:p text:style-name="P1">terminaron(5308), </text:p>
      <text:p text:style-name="P1">relación(5307), </text:p>
      <text:p text:style-name="P1">establecen(5310), </text:p>
      <text:p text:style-name="P1">trabajan(5309), </text:p>
      <text:p text:style-name="P1">cinco_por_ciento(5308), </text:p>
      <text:p text:style-name="P1">ochenta_y_tres(5308), </text:p>
      <text:p text:style-name="P1">pronto(5307), </text:p>
      <text:p text:style-name="P1">acabaste(5312), </text:p>
      <text:p text:style-name="P1">archivística(5311), </text:p>
      <text:p text:style-name="P1">Historia(5311), </text:p>
      <text:p text:style-name="P1">Contemporánea(5310), </text:p>
      <text:p text:style-name="P1">pensando(5309), </text:p>
      <text:p text:style-name="P1">pensé(5309), </text:p>
      <text:p text:style-name="P1">bibliotecas(5308), </text:p>
      <text:p text:style-name="P1">gustaba(5307), </text:p>
      <text:p text:style-name="P1">archivero(5308), </text:p>
      <text:p text:style-name="P1">documentalistas(5309), </text:p>
      <text:p text:style-name="P1">archiv(5308), </text:p>
      <text:p text:style-name="P1">distinto(5307), </text:p>
      <text:p text:style-name="P1">guarda(5306), </text:p>
      <text:p text:style-name="P1">documentos(5308), </text:p>
      <text:p text:style-name="P1">encuentres(5307), </text:p>
      <text:p text:style-name="P1">puedas(5306), </text:p>
      <text:p text:style-name="P1">acceder(5307), </text:p>
      <text:p text:style-name="P1">extraen(5306), </text:p>
      <text:p text:style-name="P1">archivos(5306), </text:p>
      <text:p text:style-name="P1">ligera(5305), </text:p>
      <text:p text:style-name="P1">movido(5306), </text:p>
      <text:p text:style-name="P1">compras(5305), </text:p>
      <text:p text:style-name="P1">criterio(5304), </text:p>
      <text:p text:style-name="P1">piden(5306), </text:p>
      <text:p text:style-name="P1">específicos(5305), </text:p>
      <text:p text:style-name="P1">expertos(5304), </text:p>
      <text:p text:style-name="P1">trato(5304), </text:p>
      <text:p text:style-name="P1"><text:soft-page-break/>fichas(5303), </text:p>
      <text:p text:style-name="P1">llamaban(5302), </text:p>
      <text:p text:style-name="P1">ciclostil(5304), </text:p>
      <text:p text:style-name="P1">fotocopia(5305), </text:p>
      <text:p text:style-name="P1">dura(5304), </text:p>
      <text:p text:style-name="P1">estupendas(5304), </text:p>
      <text:p text:style-name="P1">fijo(5303), </text:p>
      <text:p text:style-name="P1">metiendo(5306), </text:p>
      <text:p text:style-name="P1">sacabas(5305), </text:p>
      <text:p text:style-name="P1">estaban(5307), </text:p>
      <text:p text:style-name="P1">letrita(5306), </text:p>
      <text:p text:style-name="P1">metías(5305), </text:p>
      <text:p text:style-name="P1">tocaba(5306), </text:p>
      <text:p text:style-name="P1">volvías(5305), </text:p>
      <text:p text:style-name="P1">principio(5304), </text:p>
      <text:p text:style-name="P1">tendrá(5305), </text:p>
      <text:p text:style-name="P1">soni(5304), </text:p>
      <text:p text:style-name="P1">relajada(5304), </text:p>
      <text:p text:style-name="P1">señorío(5303), </text:p>
      <text:p text:style-name="P1">quieren(5303), </text:p>
      <text:p text:style-name="P1">concretas(5303), </text:p>
      <text:p text:style-name="P1">encuentra(5302), </text:p>
      <text:p text:style-name="P1">decidí(5301), </text:p>
      <text:p text:style-name="P1">salir(5301), </text:p>
      <text:p text:style-name="P1">seguir(5300), </text:p>
      <text:p text:style-name="P1">camino(5301), </text:p>
      <text:p text:style-name="P1">Filología(5302), </text:p>
      <text:p text:style-name="P1">Filología_Hispánica(5301), </text:p>
      <text:p text:style-name="P1">intuía(5301), </text:p>
      <text:p text:style-name="P1">intuido(5301), </text:p>
      <text:p text:style-name="P1">base(5300), </text:p>
      <text:p text:style-name="P1">científica(5301), </text:p>
      <text:p text:style-name="P1">nivel(5300), </text:p>
      <text:p text:style-name="P1">estudios(5299), </text:p>
      <text:p text:style-name="P1">preuniversitarios(5299), </text:p>
      <text:p text:style-name="P1">completado(5300), </text:p>
      <text:p text:style-name="P1">manuales(5299), <text:s/></text:p>
      <text:p text:style-name="P1">interrumpir(5299), </text:p>
      <text:p text:style-name="P1">siend(5300), </text:p>
      <text:p text:style-name="P1">sien(5299), </text:p>
      <text:p text:style-name="P1">haría(5298), </text:p>
      <text:p text:style-name="P1">diecisiete(5298), </text:p>
      <text:p text:style-name="P1">influye(5297), </text:p>
      <text:p text:style-name="P1">pueda(5296), </text:p>
      <text:p text:style-name="P1">psicólogo(5297), </text:p>
      <text:p text:style-name="P1">piensa(5297), </text:p>
      <text:p text:style-name="P1"><text:soft-page-break/>mostrar(5296), </text:p>
      <text:p text:style-name="P1">humanidad(5296), </text:p>
      <text:p text:style-name="P1">estudiando(5297), </text:p>
      <text:p text:style-name="P1">asignatura(5296), </text:p>
      <text:p text:style-name="P1">coche(5295), </text:p>
      <text:p text:style-name="P1">gustar(5296), </text:p>
      <text:p text:style-name="P1">Marruecos(5294), </text:p>
      <text:p text:style-name="P1">mu(5296), </text:p>
      <text:p text:style-name="P1">árabe(5297), </text:p>
      <text:p text:style-name="P1">encantar(5296), </text:p>
      <text:p text:style-name="P1">de_todas_maneras(5296), </text:p>
      <text:p text:style-name="P1">prat(5295), </text:p>
      <text:p text:style-name="P1">entera(5295), </text:p>
      <text:p text:style-name="P1">cura(5294), </text:p>
      <text:p text:style-name="P1">sentido(5293), </text:p>
      <text:p text:style-name="P1">Estado_CAR(5293), </text:p>
      <text:p text:style-name="P1">desbarajuste(5292), </text:p>
      <text:p text:style-name="P1">insostenible(5293), </text:p>
      <text:p text:style-name="P1">podría(5294), </text:p>
      <text:p text:style-name="P1">integrado(5295), </text:p>
      <text:p text:style-name="P1">traduces(5294), </text:p>
      <text:p text:style-name="P1">Literatura(5294), </text:p>
      <text:p text:style-name="P1">traduciendo(5293), </text:p>
      <text:p text:style-name="P1">casualidad(5293), </text:p>
      <text:p text:style-name="P1">enton(5293), </text:p>
      <text:p text:style-name="P1">incompatible(5292), </text:p>
      <text:p text:style-name="P1">absolutamente(5291), </text:p>
      <text:p text:style-name="P1">cla(5292), </text:p>
      <text:p text:style-name="P1">curio(5291), </text:p>
      <text:p text:style-name="P1">contradicción(5292), </text:p>
      <text:p text:style-name="P1">rendir(5291), </text:p>
      <text:p text:style-name="P1">otr(5294), </text:p>
      <text:p text:style-name="P1">Colegio(5294), </text:p>
      <text:p text:style-name="P1">quisiera(5293), </text:p>
      <text:p text:style-name="P1">viajamos(5292), </text:p>
      <text:p text:style-name="P1">C.O.U.(5295), </text:p>
      <text:p text:style-name="P1">elegí(5294), </text:p>
      <text:p text:style-name="P1">materias(5294), </text:p>
      <text:p text:style-name="P1">orientaban(5294), </text:p>
      <text:p text:style-name="P1">superiores(5293), </text:p>
      <text:p text:style-name="P1">Derecho(5293), </text:p>
      <text:p text:style-name="P1">septiembre(5292), </text:p>
      <text:p text:style-name="P1">aprobadas(5293), </text:p>
      <text:p text:style-name="P1">solera(5292), </text:p>
      <text:p text:style-name="P1">llegar(5291), </text:p>
      <text:p text:style-name="P1">circunstancias(5292), </text:p>
      <text:p text:style-name="P1"><text:soft-page-break/>especiales(5291), </text:p>
      <text:p text:style-name="P1">fundador(5292), </text:p>
      <text:p text:style-name="P1">conmigo(5292), </text:p>
      <text:p text:style-name="P1">contrataron(5291), </text:p>
      <text:p text:style-name="P1">malo(5291), </text:p>
      <text:p text:style-name="P1">lt(5290), </text:p>
      <text:p text:style-name="P1">Unión(5291), </text:p>
      <text:p text:style-name="P1">estábamos(5291), </text:p>
      <text:p text:style-name="P1">Comunidad_Económica(5291), </text:p>
      <text:p text:style-name="P1">Unión_Europea(5290), </text:p>
      <text:p text:style-name="P1">fechas(5289), </text:p>
      <text:p text:style-name="P1">dos_mil_dos(5289), </text:p>
      <text:p text:style-name="P1">dos_mil_tres(5292), </text:p>
      <text:p text:style-name="P1">ochenta(5291), </text:p>
      <text:p text:style-name="P1">ochenta_y_dos(5290), </text:p>
      <text:p text:style-name="P1">entendido(5290), </text:p>
      <text:p text:style-name="P1">rodeado(5289), </text:p>
      <text:p text:style-name="P1">venir(5289), </text:p>
      <text:p text:style-name="P1">fines(5288), </text:p>
      <text:p text:style-name="P1">militar(5294), </text:p>
      <text:p text:style-name="P1">viviendo(5293), </text:p>
      <text:p text:style-name="P1">judíos(5293), </text:p>
      <text:p text:style-name="P1">tiempos(5292), </text:p>
      <text:p text:style-name="P1">seca(5291), </text:p>
      <text:p text:style-name="P1">cola(5291), </text:p>
      <text:p text:style-name="P1">minuciosísimo(5291), </text:p>
      <text:p text:style-name="P1">hombres(5290), </text:p>
      <text:p text:style-name="P1">encua(5290), </text:p>
      <text:p text:style-name="P1">encuadernadores(5289), </text:p>
      <text:p text:style-name="P1">ls(5288), </text:p>
      <text:p text:style-name="P1">muestra(5288), </text:p>
      <text:p text:style-name="P1">encuadernación(5287), </text:p>
      <text:p text:style-name="P1">aumentado(5287), </text:p>
      <text:p text:style-name="P1">talleres(5286), </text:p>
      <text:p text:style-name="P1">tarda(5286), </text:p>
      <text:p text:style-name="P1">rarísimo(5285), </text:p>
      <text:p text:style-name="P1">acaben(5286), </text:p>
      <text:p text:style-name="P1">blanco(5285), </text:p>
      <text:p text:style-name="P1">vie(5284), </text:p>
      <text:p text:style-name="P1">aprendiendo(5283), </text:p>
      <text:p text:style-name="P1">taller(5287), </text:p>
      <text:p text:style-name="P1">disposición(5287), </text:p>
      <text:p text:style-name="P1">solucionar(5286), </text:p>
      <text:p text:style-name="P1">hoja(5286), </text:p>
      <text:p text:style-name="P1">cor(5286), </text:p>
      <text:p text:style-name="P1">embargo(5285), </text:p>
      <text:p text:style-name="P1"><text:soft-page-break/>resolvió(5288), </text:p>
      <text:p text:style-name="P1">imposible(5288), </text:p>
      <text:p text:style-name="P1">finísimo(5287), </text:p>
      <text:p text:style-name="P1">arte(5286), </text:p>
      <text:p text:style-name="P1">actividad(5286), </text:p>
      <text:p text:style-name="P1">conocida(5285), </text:p>
      <text:p text:style-name="P1">debes(5284), </text:p>
      <text:p text:style-name="P1">dependerá(5284), </text:p>
      <text:p text:style-name="P1">consideras(5286), </text:p>
      <text:p text:style-name="P1">encuadernador(5285), </text:p>
      <text:p text:style-name="P1">tradicional(5284), </text:p>
      <text:p text:style-name="P1">basada(5283), </text:p>
      <text:p text:style-name="P1">número(5283), </text:p>
      <text:p text:style-name="P1">cien(5282), </text:p>
      <text:p text:style-name="P1">duplico(5282), </text:p>
      <text:p text:style-name="P1">podrías(5281), </text:p>
      <text:p text:style-name="P1">búsqueda(5284), </text:p>
      <text:p text:style-name="P1">clientes(5283), </text:p>
      <text:p text:style-name="P1">tendrán(5282), </text:p>
      <text:p text:style-name="P1">biblioteca(5281), </text:p>
      <text:p text:style-name="P1">Luisita(5284), <text:s/></text:p>
      <text:p text:style-name="P1">roquefort(5282), </text:p>
      <text:p text:style-name="P1">tontísima(5281), </text:p>
      <text:p text:style-name="P1">espolvoreado(5280), </text:p>
      <text:p text:style-name="P1">cominos(5281), </text:p>
      <text:p text:style-name="P1">arroz(5280), </text:p>
      <text:p text:style-name="P1">rehogas(5280), </text:p>
      <text:p text:style-name="P1">puñadito(5280), </text:p>
      <text:p text:style-name="P1">deliciosa(5280), </text:p>
      <text:p text:style-name="P1">marisco(5280), </text:p>
      <text:p text:style-name="P1">leche(5280), </text:p>
      <text:p text:style-name="P1">decías(5279), </text:p>
      <text:p text:style-name="P1">berenjenas(5279), </text:p>
      <text:p text:style-name="P1">encantan(5280), </text:p>
      <text:p text:style-name="P1">coges(5279), </text:p>
      <text:p text:style-name="P1">miel(5280), </text:p>
      <text:p text:style-name="P1">buenísimas(5279), </text:p>
      <text:p text:style-name="P1">platos(5280), </text:p>
      <text:p text:style-name="P1">buenas(5279), </text:p>
      <text:p text:style-name="P1">crujiente(5278), </text:p>
      <text:p text:style-name="P1">crema(5278), </text:p>
      <text:p text:style-name="P1">rica(5278), </text:p>
      <text:p text:style-name="P1">batidora(5277), </text:p>
      <text:p text:style-name="P1">redondas(5277), </text:p>
      <text:p text:style-name="P1">nata(5279), </text:p>
      <text:p text:style-name="P1">jamón(5278), </text:p>
      <text:p text:style-name="P1"><text:soft-page-break/>decorar(5277), </text:p>
      <text:p text:style-name="P1">inventado(5279), </text:p>
      <text:p text:style-name="P1">caliente(5278), </text:p>
      <text:p text:style-name="P1">frío(5277), </text:p>
      <text:p text:style-name="P1">filetes(5277), </text:p>
      <text:p text:style-name="P1">pollo(5277), </text:p>
      <text:p text:style-name="P1">salsa(5276), </text:p>
      <text:p text:style-name="P1">setas(5276), </text:p>
      <text:p text:style-name="P1">harina(5278), </text:p>
      <text:p text:style-name="P1">chiquititos(5277), </text:p>
      <text:p text:style-name="P1">postre(5276), </text:p>
      <text:p text:style-name="P1">postres(5275), </text:p>
      <text:p text:style-name="P1">limón(5276), </text:p>
      <text:p text:style-name="P1">complicada(5277), </text:p>
      <text:p text:style-name="P1">Oro_Saiwa(5278), </text:p>
      <text:p text:style-name="P1">traducción(5277), </text:p>
      <text:p text:style-name="P1">simultánea(5276), </text:p>
      <text:p text:style-name="P1">Saiwa(5275), </text:p>
      <text:p text:style-name="P1">marca(5276), </text:p>
      <text:p text:style-name="P1">doscientos(5276), </text:p>
      <text:p text:style-name="P1">gramos(5275), </text:p>
      <text:p text:style-name="P1">blandísima(5274), </text:p>
      <text:p text:style-name="P1">claras(5275), </text:p>
      <text:p text:style-name="P1">huevos(5277), </text:p>
      <text:p text:style-name="P1">yema(5276), </text:p>
      <text:p text:style-name="P1">cubre(5276), </text:p>
      <text:p text:style-name="P1">cubres(5275), </text:p>
      <text:p text:style-name="P1">cuaja(5274), </text:p>
      <text:p text:style-name="P1">delicioso(5277), </text:p>
      <text:p text:style-name="P1">tortilla(5276), </text:p>
      <text:p text:style-name="P1">manzana(5276), </text:p>
      <text:p text:style-name="P1">tengas(5275), </text:p>
      <text:p text:style-name="P1">berenjena(5274), </text:p>
      <text:p text:style-name="P1">patata(5275), </text:p>
      <text:p text:style-name="P1">pelada(5276), </text:p>
      <text:p text:style-name="P1">dulcifica(5276), </text:p>
      <text:p text:style-name="P1">be(5275), </text:p>
      <text:p text:style-name="P1">buenísimo(5274), </text:p>
      <text:p text:style-name="P1">merengues(5275), </text:p>
      <text:p text:style-name="P1">doscientos_cincuenta(5274), </text:p>
      <text:p text:style-name="P1">echas(5273), </text:p>
      <text:p text:style-name="P1">bol(5277), </text:p>
      <text:p text:style-name="P1">entra(5276), </text:p>
      <text:p text:style-name="P1">risa(5275), </text:p>
      <text:p text:style-name="P1">cuestión(5276), </text:p>
      <text:p text:style-name="P1">multiplicar(5275), </text:p>
      <text:p text:style-name="P1"><text:soft-page-break/>súper(5274), </text:p>
      <text:p text:style-name="P1">reposo(5273), </text:p>
      <text:p text:style-name="P1">grados(5274), </text:p>
      <text:p text:style-name="P1">vitrocerámica(5273), </text:p>
      <text:p text:style-name="P1">sartén(5273), </text:p>
      <text:p text:style-name="P1">extiendes(5272), </text:p>
      <text:p text:style-name="P1">cucharón(5272), </text:p>
      <text:p text:style-name="P1">espátula(5275), </text:p>
      <text:p text:style-name="P1">po(5274), </text:p>
      <text:p text:style-name="P1">estudiado(5273), </text:p>
      <text:p text:style-name="P1">estudiar(5272), </text:p>
      <text:p text:style-name="P1">sabrás(5272), </text:p>
      <text:p text:style-name="P1">duendes(5271), </text:p>
      <text:p text:style-name="P1">aceitunas(5270), </text:p>
      <text:p text:style-name="P1">huevo(5272), </text:p>
      <text:p text:style-name="P1">tomate(5271), </text:p>
      <text:p text:style-name="P1">plantitas(5270), </text:p>
      <text:p text:style-name="P1">puntitos(5269), </text:p>
      <text:p text:style-name="P1">quedará(5268), </text:p>
      <text:p text:style-name="P1">tartas(5270), </text:p>
      <text:p text:style-name="P1">manzanas(5269), </text:p>
      <text:p text:style-name="P1">fundamentales(5269), </text:p>
      <text:p text:style-name="P1">corazón(5268), </text:p>
      <text:p text:style-name="P1">cebollas(5267), </text:p>
      <text:p text:style-name="P1">temporada(5270), </text:p>
      <text:p text:style-name="P1">sies(5269), </text:p>
      <text:p text:style-name="P1">completísimo(5268), </text:p>
      <text:p text:style-name="P1">verduras(5268), </text:p>
      <text:p text:style-name="P1">cebolla(5267), </text:p>
      <text:p text:style-name="P1">carne(5269), </text:p>
      <text:p text:style-name="P1">tap(5268), </text:p>
      <text:p text:style-name="P1">frito(5268), </text:p>
      <text:p text:style-name="P1">patatas(5269), </text:p>
      <text:p text:style-name="P1">fritas(5268), </text:p>
      <text:p text:style-name="P1">LOG(5267), </text:p>
      <text:p text:style-name="P1">sabor(5267), </text:p>
      <text:p text:style-name="P1">merluza(5268), </text:p>
      <text:p text:style-name="P1">quitas(5267), </text:p>
      <text:p text:style-name="P1">cabezas(5267), </text:p>
      <text:p text:style-name="P1">gambas(5266), </text:p>
      <text:p text:style-name="P1">dejo(5271), </text:p>
      <text:p text:style-name="P1">crudas(5272), </text:p>
      <text:p text:style-name="P1">minipimer(5271), </text:p>
      <text:p text:style-name="P1">sofrito(5270), </text:p>
      <text:p text:style-name="P1">pieles(5271), </text:p>
      <text:p text:style-name="P1">trituras(5270), </text:p>
      <text:p text:style-name="P1"><text:soft-page-break/>trituro(5269), </text:p>
      <text:p text:style-name="P1">dentro(5269), </text:p>
      <text:p text:style-name="P1">trituradito(5269), </text:p>
      <text:p text:style-name="P1">pastita(5268), </text:p>
      <text:p text:style-name="P1">acei(5268), </text:p>
      <text:p text:style-name="P1">añadir(5267), </text:p>
      <text:p text:style-name="P1">mantequilla(5267), </text:p>
      <text:p text:style-name="P1">necesario(5268), </text:p>
      <text:p text:style-name="P1">a_partir_de(5267), </text:p>
      <text:p text:style-name="P1">especialidad(5266), </text:p>
      <text:p text:style-name="P1">tipos(5266), </text:p>
      <text:p text:style-name="P1">croquetas(5265), </text:p>
      <text:p text:style-name="P1">distintas(5266), </text:p>
      <text:p text:style-name="P1">aceite(5265), </text:p>
      <text:p text:style-name="P1">fuego(5265), </text:p>
      <text:p text:style-name="P1">bajo(5265), </text:p>
      <text:p text:style-name="P1">espese(5264), </text:p>
      <text:p text:style-name="P1">puré(5265), </text:p>
      <text:p text:style-name="P1">li(5264), </text:p>
      <text:p text:style-name="P1">ligero(5263), </text:p>
      <text:p text:style-name="P1">cuchara(5264), </text:p>
      <text:p text:style-name="P1">tenedor(5265), </text:p>
      <text:p text:style-name="P1">vea(5264), </text:p>
      <text:p text:style-name="P1">vinagre(5263), </text:p>
      <text:p text:style-name="P1">fundamental(5263), </text:p>
      <text:p text:style-name="P1">sal(5262), </text:p>
      <text:p text:style-name="P1">gazpacho(5261), </text:p>
      <text:p text:style-name="P1">ciencia(5263), </text:p>
      <text:p text:style-name="P1">espeso(5262), </text:p>
      <text:p text:style-name="P1">vuelto(5262), </text:p>
      <text:p text:style-name="P1">casi_que(5262), </text:p>
      <text:p text:style-name="P1">paella(5261), </text:p>
      <text:p text:style-name="P1">tazas(5263), </text:p>
      <text:p text:style-name="P1">grandes(5262), </text:p>
      <text:p text:style-name="P1">desayuno(5262), </text:p>
      <text:p text:style-name="P1">ajo(5261), </text:p>
      <text:p text:style-name="P1">azafrán(5263), </text:p>
      <text:p text:style-name="P1">rehogar(5264), </text:p>
      <text:p text:style-name="P1">mejillones(5263), </text:p>
      <text:p text:style-name="P1">chirlas(5262), </text:p>
      <text:p text:style-name="P1">dejar(5261), <text:s/></text:p>
      <text:p text:style-name="P1">caldo(5261), </text:p>
      <text:p text:style-name="P1">gallego(5260), </text:p>
      <text:p text:style-name="P1">verdura(5259), </text:p>
      <text:p text:style-name="P1">grelos(5258), </text:p>
      <text:p text:style-name="P1">pareci(5259), <text:s/></text:p>
      <text:p text:style-name="P1"><text:soft-page-break/>nabiza(5262), </text:p>
      <text:p text:style-name="P1">coles(5261), </text:p>
      <text:p text:style-name="P1">negras(5260), </text:p>
      <text:p text:style-name="P1">verde(5261), </text:p>
      <text:p text:style-name="P1">oscura(5260), </text:p>
      <text:p text:style-name="P1">alargada(5263), </text:p>
      <text:p text:style-name="P1">rugosidades(5262), </text:p>
      <text:p text:style-name="P1">repollo(5261), </text:p>
      <text:p text:style-name="P1">alargado(5261), </text:p>
      <text:p text:style-name="P1">sustituir(5260), </text:p>
      <text:p text:style-name="P1">grelo(5260), </text:p>
      <text:p text:style-name="P1">amargo(5259), </text:p>
      <text:p text:style-name="P1">judía(5260), </text:p>
      <text:p text:style-name="P1">blanca(5263), </text:p>
      <text:p text:style-name="P1">chorizo(5262), </text:p>
      <text:p text:style-name="P1">tocino(5261), </text:p>
      <text:p text:style-name="P1">picante(5262), </text:p>
      <text:p text:style-name="P1">fresco(5261), </text:p>
      <text:p text:style-name="P1">hueso(5260), </text:p>
      <text:p text:style-name="P1">trozo(5259), </text:p>
      <text:p text:style-name="P1">rebanadas(5261), </text:p>
      <text:p text:style-name="P1">lacón(5265), </text:p>
      <text:p text:style-name="P1">ponen(5264), </text:p>
      <text:p text:style-name="P1">cuidadito(5263), </text:p>
      <text:p text:style-name="P1">flojito(5262), </text:p>
      <text:p text:style-name="P1">asustas(5262), </text:p>
      <text:p text:style-name="P1">chorizos(5261), </text:p>
      <text:p text:style-name="P1">un_cuarto(5262), </text:p>
      <text:p text:style-name="P1">judías(5261), </text:p>
      <text:p text:style-name="P1">manojos(5261), </text:p>
      <text:p text:style-name="P1">u(5261), </text:p>
      <text:p text:style-name="P1">loncha(5261), </text:p>
      <text:p text:style-name="P1">dedos(5260), </text:p>
      <text:p text:style-name="P1">chu(5261), </text:p>
      <text:p text:style-name="P1">patatitas(5260), </text:p>
      <text:p text:style-name="P1">sean(5260), </text:p>
      <text:p text:style-name="P1">pequeñas(5260), </text:p>
      <text:p text:style-name="P1">olla(5259), </text:p>
      <text:p text:style-name="P1">finitas(5259), </text:p>
      <text:p text:style-name="P1">deshaga(5260), </text:p>
      <text:p text:style-name="P1">espesa(5259), </text:p>
      <text:p text:style-name="P1">una_vez_que(5259), </text:p>
      <text:p text:style-name="P1">espumado(5258), </text:p>
      <text:p text:style-name="P1">soltando(5259), </text:p>
      <text:p text:style-name="P1">blancas(5259), </text:p>
      <text:p text:style-name="P1">pequeñ(5258), </text:p>
      <text:p text:style-name="P1"><text:soft-page-break/>normales(5257), </text:p>
      <text:p text:style-name="P1">tengan(5259), </text:p>
      <text:p text:style-name="P1">pellejonas(5259), </text:p>
      <text:p text:style-name="P1">fabada(5259), </text:p>
      <text:p text:style-name="P1">pimiento(5258), </text:p>
      <text:p text:style-name="P1">crudo(5259), </text:p>
      <text:p text:style-name="P1">cuece(5258), </text:p>
      <text:p text:style-name="P1">empanada(5259), </text:p>
      <text:p text:style-name="P1">hojaldre(5258), </text:p>
      <text:p text:style-name="P1">brocha(5258), </text:p>
      <text:p text:style-name="P1">atún(5257), </text:p>
      <text:p text:style-name="P1">sofreír(5259), </text:p>
      <text:p text:style-name="P1">junto(5258), </text:p>
      <text:p text:style-name="P1">agujero(5258), </text:p>
      <text:p text:style-name="P1">cebo(5257), </text:p>
      <text:p text:style-name="P1">fuente(5257), </text:p>
      <text:p text:style-name="P1">dados(5256), </text:p>
      <text:p text:style-name="P1">vuelta(5255), </text:p>
      <text:p text:style-name="P1">boca_arriba(5254), </text:p>
      <text:p text:style-name="P1">riquísimo(5255), </text:p>
      <text:p text:style-name="P1">consumiendo(5254), </text:p>
      <text:p text:style-name="P1">consumir(5255), </text:p>
      <text:p text:style-name="P1">duras(5255), </text:p>
      <text:p text:style-name="P1">f(5254), </text:p>
      <text:p text:style-name="P1">sencillo(5253), </text:p>
      <text:p text:style-name="P1">sostiene(5254), </text:p>
      <text:p text:style-name="P1">único(5254), <text:s/></text:p>
      <text:p text:style-name="P1">echando(5254), </text:p>
      <text:p text:style-name="P1">azúcar(5254), </text:p>
      <text:p text:style-name="P1">cocido(5255), </text:p>
      <text:p text:style-name="P1">preste(5255), </text:p>
      <text:p text:style-name="P1">presta(5254), </text:p>
      <text:p text:style-name="P1">cuadraditos(5254), </text:p>
      <text:p text:style-name="P1">pimentón(5254), </text:p>
      <text:p text:style-name="P1">probar(5253), </text:p>
      <text:p text:style-name="P1">metes(5255), </text:p>
      <text:p text:style-name="P1">bastaba(5255), </text:p>
      <text:p text:style-name="P1">sopa(5254), </text:p>
      <text:p text:style-name="P1">usáis(5254), </text:p>
      <text:p text:style-name="P1">candeal(5256), </text:p>
      <text:p text:style-name="P1">denso(5257), </text:p>
      <text:p text:style-name="P1">compacto(5256), </text:p>
      <text:p text:style-name="P1">alcachofas(5255), </text:p>
      <text:p text:style-name="P1">rellenas(5255), </text:p>
      <text:p text:style-name="P1">rallado(5254), </text:p>
      <text:p text:style-name="P1">ricas(5256), </text:p>
      <text:p text:style-name="P1"><text:soft-page-break/>menudito(5255), </text:p>
      <text:p text:style-name="P1">despacito(5254), </text:p>
      <text:p text:style-name="P1">soltado(5253), </text:p>
      <text:p text:style-name="P1">salsita(5255), </text:p>
      <text:p text:style-name="P1">dejas(5254), </text:p>
      <text:p text:style-name="P1">rabos(5254), </text:p>
      <text:p text:style-name="P1">sabrosa(5253), </text:p>
      <text:p text:style-name="P1">guarnición(5257), </text:p>
      <text:p text:style-name="P1">moradas(5257), </text:p>
      <text:p text:style-name="P1">interpretar(5256), </text:p>
      <text:p text:style-name="P1">dificilísimo(5255), </text:p>
      <text:p text:style-name="P1">papartas(5254), </text:p>
      <text:p text:style-name="P1">conozco(5253), </text:p>
      <text:p text:style-name="P1">levadura(5253), </text:p>
      <text:p text:style-name="P1">juntando(5252), </text:p>
      <text:p text:style-name="P1">reposar(5252), </text:p>
      <text:p text:style-name="P1">repose(5252), </text:p>
      <text:p text:style-name="P1">cubierta(5251), </text:p>
      <text:p text:style-name="P1">freír(5252), </text:p>
      <text:p text:style-name="P1">llamarán(5251), </text:p>
      <text:p text:style-name="P1">ecco(5252), <text:s/></text:p>
      <text:p text:style-name="P1">movía(5252), </text:p>
      <text:p text:style-name="P1">posteriores(5251), </text:p>
      <text:p text:style-name="P1">Rockola(5250), </text:p>
      <text:p text:style-name="P1">nace(5252), </text:p>
      <text:p text:style-name="P1">movida(5251), </text:p>
      <text:p text:style-name="P1">Movida(5252), </text:p>
      <text:p text:style-name="P1">críticos(5251), </text:p>
      <text:p text:style-name="P1">definido(5250), </text:p>
      <text:p text:style-name="P1">El_Desencanto(5250), </text:p>
      <text:p text:style-name="P1">Iñaki(5249), </text:p>
      <text:p text:style-name="P1">bigote(5249), </text:p>
      <text:p text:style-name="P1">hitleriano(5248), </text:p>
      <text:p text:style-name="P1">tono(5250), </text:p>
      <text:p text:style-name="P1">jocoso(5249), </text:p>
      <text:p text:style-name="P1">burlesco(5248), </text:p>
      <text:p text:style-name="P1">sacaba(5249), </text:p>
      <text:p text:style-name="P1">fusión(5250), </text:p>
      <text:p text:style-name="P1">imaginado(5249), </text:p>
      <text:p text:style-name="P1">coleguillas(5248), </text:p>
      <text:p text:style-name="P1">compañerismo(5249), </text:p>
      <text:p text:style-name="P1">envidias(5250), </text:p>
      <text:p text:style-name="P1">rollo(5250), </text:p>
      <text:p text:style-name="P1">colegueo(5249), </text:p>
      <text:p text:style-name="P1">Onda(5248), </text:p>
      <text:p text:style-name="P1">Dos(5248), </text:p>
      <text:p text:style-name="P1"><text:soft-page-break/>inmediatez(5247), </text:p>
      <text:p text:style-name="P1">Nueva_Ola_Madrileña(5248), </text:p>
      <text:p text:style-name="P1">Nueva_Ola(5249), </text:p>
      <text:p text:style-name="P1">término(5248), </text:p>
      <text:p text:style-name="P1">posterior(5248), </text:p>
      <text:p text:style-name="P1">pertenezco(5247), </text:p>
      <text:p text:style-name="P1">quede(5247), <text:s/></text:p>
      <text:p text:style-name="P1">vivos(5247), </text:p>
      <text:p text:style-name="P1">secamente(5246), </text:p>
      <text:p text:style-name="P1">sienta(5246), </text:p>
      <text:p text:style-name="P1">empecé(5246), </text:p>
      <text:p text:style-name="P1">ochenta_y_siete(5246), </text:p>
      <text:p text:style-name="P1">ochenta_y_ocho(5245), </text:p>
      <text:p text:style-name="P1">fans(5244), </text:p>
      <text:p text:style-name="P1">locales(5244), </text:p>
      <text:p text:style-name="P1">ensayo(5243), </text:p>
      <text:p text:style-name="P1">mecánica(5247), </text:p>
      <text:p text:style-name="P1">producen(5246), </text:p>
      <text:p text:style-name="P1">títulos(5245), </text:p>
      <text:p text:style-name="P1">alumnos(5244), </text:p>
      <text:p text:style-name="P1">confuso(5244), </text:p>
      <text:p text:style-name="P1">digamos(5245), </text:p>
      <text:p text:style-name="P1">procuro(5244), </text:p>
      <text:p text:style-name="P1">mantener(5243), </text:p>
      <text:p text:style-name="P1">regularidad(5242), </text:p>
      <text:p text:style-name="P1">instrumento(5243), </text:p>
      <text:p text:style-name="P1">consistido(5243), </text:p>
      <text:p text:style-name="P1">consigues(5243), </text:p>
      <text:p text:style-name="P1">medidas(5242), </text:p>
      <text:p text:style-name="P1">madera(5242), </text:p>
      <text:p text:style-name="P1">blando(5241), </text:p>
      <text:p text:style-name="P1">adjetivo(5243), </text:p>
      <text:p text:style-name="P1">considerado(5242), </text:p>
      <text:p text:style-name="P1">cinco_mil(5244), </text:p>
      <text:p text:style-name="P1">generalmente(5244), </text:p>
      <text:p text:style-name="P1">encargo(5243), </text:p>
      <text:p text:style-name="P1">guitarra(5242), </text:p>
      <text:p text:style-name="P1">intuyes(5242), </text:p>
      <text:p text:style-name="P1">cuantos(5242), </text:p>
      <text:p text:style-name="P1">última(5241), </text:p>
      <text:p text:style-name="P1">cuestiones(5243), </text:p>
      <text:p text:style-name="P1">tanta(5242), </text:p>
      <text:p text:style-name="P1">exactitud(5241), </text:p>
      <text:p text:style-name="P1">pues_bien(5242), </text:p>
      <text:p text:style-name="P1">atar(5241), </text:p>
      <text:p text:style-name="P1">pie(5240), </text:p>
      <text:p text:style-name="P1"><text:soft-page-break/>Palacios(5243), </text:p>
      <text:p text:style-name="P1">socie(5244), </text:p>
      <text:p text:style-name="P1">flamenco(5243), </text:p>
      <text:p text:style-name="P1">crecido(5244), <text:s/></text:p>
      <text:p text:style-name="P1">tardes(5242), </text:p>
      <text:p text:style-name="P1">guitarras(5244), </text:p>
      <text:p text:style-name="P1">nuestro(5243), </text:p>
      <text:p text:style-name="P1">japonesas(5243), </text:p>
      <text:p text:style-name="P1">baratas(5242), </text:p>
      <text:p text:style-name="P1">chinas(5241), </text:p>
      <text:p text:style-name="P1">serían(5241), </text:p>
      <text:p text:style-name="P1">china(5240), </text:p>
      <text:p text:style-name="P1">rota(5239), </text:p>
      <text:p text:style-name="P1">rompe(5242), </text:p>
      <text:p text:style-name="P1">ciento_veintiséis(5241), </text:p>
      <text:p text:style-name="P1">ciento_sesenta_y_cinco(5242), </text:p>
      <text:p text:style-name="P1">arriba(5241), </text:p>
      <text:p text:style-name="P1">tintero(5240), <text:s/></text:p>
      <text:p text:style-name="P1">abril_del_noventa_y_ocho(5239), </text:p>
      <text:p text:style-name="P1">noventa_y_ocho(5238), </text:p>
      <text:p text:style-name="P1">fuimos(5239), </text:p>
      <text:p text:style-name="P1">Lanzarote(5238), </text:p>
      <text:p text:style-name="P1">Sicila(5239), </text:p>
      <text:p text:style-name="P1">mato(5239), </text:p>
      <text:p text:style-name="P1">pobre(5238), </text:p>
      <text:p text:style-name="P1">Siena(5238), </text:p>
      <text:p text:style-name="P1">preciosa(5237), </text:p>
      <text:p text:style-name="P1">hicimos(5238), </text:p>
      <text:p text:style-name="P1">llevaban(5237), </text:p>
      <text:p text:style-name="P1">pasábamos(5236), </text:p>
      <text:p text:style-name="P1">pequeños(5235), </text:p>
      <text:p text:style-name="P1">Barcelona(5236), </text:p>
      <text:p text:style-name="P1">agosto(5235), </text:p>
      <text:p text:style-name="P1">pasaba(5235), </text:p>
      <text:p text:style-name="P1">oacab(5236), <text:s/></text:p>
      <text:p text:style-name="P1">ciática(5234), </text:p>
      <text:p text:style-name="P1">ruegos(5233), </text:p>
      <text:p text:style-name="P1">seguros(5233), </text:p>
      <text:p text:style-name="P1">terraza(5233), </text:p>
      <text:p text:style-name="P1">maset(5233), </text:p>
      <text:p text:style-name="P1">hecha(5232), </text:p>
      <text:p text:style-name="P1">bajas(5233), </text:p>
      <text:p text:style-name="P1">pensar(5234), </text:p>
      <text:p text:style-name="P1">jardinera(5233), </text:p>
      <text:p text:style-name="P1">impermeabilizar(5232), <text:s/></text:p>
      <text:p text:style-name="P1">plan(5233), </text:p>
      <text:p text:style-name="P1"><text:soft-page-break/>plantar(5232), </text:p>
      <text:p text:style-name="P1">jazmín(5231), </text:p>
      <text:p text:style-name="P1">lado(5231), </text:p>
      <text:p text:style-name="P1">sacrificar(5230), </text:p>
      <text:p text:style-name="P1">sotanillo(5232), </text:p>
      <text:p text:style-name="P1">quite(5231), </text:p>
      <text:p text:style-name="P1">yendo(5230), </text:p>
      <text:p text:style-name="P1">trasplante(5229), </text:p>
      <text:p text:style-name="P1">habitación(5230), </text:p>
      <text:p text:style-name="P1">jardín(5230), </text:p>
      <text:p text:style-name="P1">debajo_de(5233), </text:p>
      <text:p text:style-name="P1">regamos(5234), </text:p>
      <text:p text:style-name="P1">almez(5233), </text:p>
      <text:p text:style-name="P1">debajo(5232), </text:p>
      <text:p text:style-name="P1">chupa(5231), </text:p>
      <text:p text:style-name="P1">ésta(5230), </text:p>
      <text:p text:style-name="P1">Mulier(5229), </text:p>
      <text:p text:style-name="P1">jod(5229), </text:p>
      <text:p text:style-name="P1">jodienda(5229), </text:p>
      <text:p text:style-name="P1">jode(5228), </text:p>
      <text:p text:style-name="P1">hagas(5229), </text:p>
      <text:p text:style-name="P1">trastos(5228), <text:s/></text:p>
      <text:p text:style-name="P1">seguimos(5228), </text:p>
      <text:p text:style-name="P1">apuntado(5229), </text:p>
      <text:p text:style-name="P1">largo(5228), </text:p>
      <text:p text:style-name="P1">colgar(5228), </text:p>
      <text:p text:style-name="P1">gordo(5227), </text:p>
      <text:p text:style-name="P1">plastificado(5227), </text:p>
      <text:p text:style-name="P1">Marta_Marta(5226), </text:p>
      <text:p text:style-name="P1">subalterna(5226), </text:p>
      <text:p text:style-name="P1">subalterno(5228), </text:p>
      <text:p text:style-name="P1">ayude(5227), </text:p>
      <text:p text:style-name="P1">gabinete(5227), </text:p>
      <text:p text:style-name="P1">Isidro(5227), </text:p>
      <text:p text:style-name="P1">serpiente(5227), </text:p>
      <text:p text:style-name="P1">mata(5226), </text:p>
      <text:p text:style-name="P1">Maloca(5226), </text:p>
      <text:p text:style-name="P1">debería(5226), </text:p>
      <text:p text:style-name="P1">mártir(5225), </text:p>
      <text:p text:style-name="P1">dirigías(5225), </text:p>
      <text:p text:style-name="P1">dirigía(5226), </text:p>
      <text:p text:style-name="P1">estando(5225), </text:p>
      <text:p text:style-name="P1">lesionado(5225), </text:p>
      <text:p text:style-name="P1">ayudante(5225), </text:p>
      <text:p text:style-name="P1">continuo(5226), </text:p>
      <text:p text:style-name="P1">morro(5226), </text:p>
      <text:p text:style-name="P1"><text:soft-page-break/>arreglar(5225), </text:p>
      <text:p text:style-name="P1">sobrinas(5224), </text:p>
      <text:p text:style-name="P1">verá(5224), </text:p>
      <text:p text:style-name="P1">aunque(5223), </text:p>
      <text:p text:style-name="P1">tocará(5224), </text:p>
      <text:p text:style-name="P1">Silva_Sol(5224), </text:p>
      <text:p text:style-name="P1">cobrado(5223), </text:p>
      <text:p text:style-name="P1">contentos(5226), </text:p>
      <text:p text:style-name="P1">montan(5225), </text:p>
      <text:p text:style-name="P1">sistema(5224), </text:p>
      <text:p text:style-name="P1">obras(5223), </text:p>
      <text:p text:style-name="P1">té(5224), <text:s/></text:p>
      <text:p text:style-name="P1">desmontar(5223), </text:p>
      <text:p text:style-name="P1">en_menos_de(5223), <text:s/></text:p>
      <text:p text:style-name="P1">salimos(5224), </text:p>
      <text:p text:style-name="P1">según_como(5223), </text:p>
      <text:p text:style-name="P1">ande(5223), </text:p>
      <text:p text:style-name="P1">llamen(5222), </text:p>
      <text:p text:style-name="P1">pagas(5222), </text:p>
      <text:p text:style-name="P1">tanto_por_ciento(5221), </text:p>
      <text:p text:style-name="P1">certificación(5221), </text:p>
      <text:p text:style-name="P1">Ferrocarril(5222), </text:p>
      <text:p text:style-name="P1">rima(5222), </text:p>
      <text:p text:style-name="P1">Palos_de_la_Frontera(5221), </text:p>
      <text:p text:style-name="P1">busca(5220), </text:p>
      <text:p text:style-name="P1">callejero(5221), </text:p>
      <text:p text:style-name="P1">amarillas(5221), </text:p>
      <text:p text:style-name="P1">estación(5220), </text:p>
      <text:p text:style-name="P1">Metro(5219), </text:p>
      <text:p text:style-name="P1">cercana(5220), </text:p>
      <text:p text:style-name="P1">dispuestos(5220), </text:p>
      <text:p text:style-name="P1">explicaba(5219), </text:p>
      <text:p text:style-name="P1">dem(5219), </text:p>
      <text:p text:style-name="P1">suele(5218), <text:s/></text:p>
      <text:p text:style-name="P1">estipulado(5218), </text:p>
      <text:p text:style-name="P1">subir(5217), </text:p>
      <text:p text:style-name="P1">cifra(5217), </text:p>
      <text:p text:style-name="P1">facturado(5216), </text:p>
      <text:p text:style-name="P1">busques(5218), </text:p>
      <text:p text:style-name="P1">números(5217), </text:p>
      <text:p text:style-name="P1">merezco(5216), </text:p>
      <text:p text:style-name="P1">connotaciones(5217), </text:p>
      <text:p text:style-name="P1">valoración(5216), </text:p>
      <text:p text:style-name="P1">palabra(5216), </text:p>
      <text:p text:style-name="P1">valorar(5217), </text:p>
      <text:p text:style-name="P1">resuelvo(5217), </text:p>
      <text:p text:style-name="P1"><text:soft-page-break/>entiendo(5216), </text:p>
      <text:p text:style-name="P1">baremos(5216), </text:p>
      <text:p text:style-name="P1">reales(5217), </text:p>
      <text:p text:style-name="P1">marcado(5217), </text:p>
      <text:p text:style-name="P1">objetivos(5216), </text:p>
      <text:p text:style-name="P1">manejaría(5215), </text:p>
      <text:p text:style-name="P1">discusión(5215), </text:p>
      <text:p text:style-name="P1">quiede(5214), </text:p>
      <text:p text:style-name="P1">simple(5213), </text:p>
      <text:p text:style-name="P1">don(5214), </text:p>
      <text:p text:style-name="P1">atienes(5213), </text:p>
      <text:p text:style-name="P1">cuáles(5213), </text:p>
      <text:p text:style-name="P1">pongas(5212), </text:p>
      <text:p text:style-name="P1">máquina(5212), </text:p>
      <text:p text:style-name="P1">bohemios(5211), </text:p>
      <text:p text:style-name="P1">Manantial(5216), </text:p>
      <text:p text:style-name="P1">totalmente(5216), </text:p>
      <text:p text:style-name="P1">dinamitar(5217), </text:p>
      <text:p text:style-name="P1">patético(5216), </text:p>
      <text:p text:style-name="P1">maestros(5215), </text:p>
      <text:p text:style-name="P1">arquitectura(5216), </text:p>
      <text:p text:style-name="P1">Van_Der_Rohe(5218), </text:p>
      <text:p text:style-name="P1">cuen(5218), </text:p>
      <text:p text:style-name="P1">basura(5217), </text:p>
      <text:p text:style-name="P1">toque(5216), </text:p>
      <text:p text:style-name="P1">Miguel(5215), </text:p>
      <text:p text:style-name="P1">arquitecto(5214), </text:p>
      <text:p text:style-name="P1">moderno(5213), </text:p>
      <text:p text:style-name="P1">bregar(5212), </text:p>
      <text:p text:style-name="P1">lógicamente(5213), </text:p>
      <text:p text:style-name="P1">tonterías(5212), </text:p>
      <text:p text:style-name="P1">peli(5212), </text:p>
      <text:p text:style-name="P1">cuentas(5211), </text:p>
      <text:p text:style-name="P1">subido(5210), </text:p>
      <text:p text:style-name="P1">ascensores(5212), </text:p>
      <text:p text:style-name="P1">quiebre(5211), </text:p>
      <text:p text:style-name="P1">fiesta(5210), </text:p>
      <text:p text:style-name="P1">portó(5210), </text:p>
      <text:p text:style-name="P1">pascuero(5210), </text:p>
      <text:p text:style-name="P1">gastando(5210), </text:p>
      <text:p text:style-name="P1">factura(5209), </text:p>
      <text:p text:style-name="P1">chao(5209), </text:p>
      <text:p text:style-name="P1">sepas(5209), </text:p>
      <text:p text:style-name="P1">famosa(5208), </text:p>
      <text:p text:style-name="P1">Florencia(5209), </text:p>
      <text:p text:style-name="P1">necesito(5209), </text:p>
      <text:p text:style-name="P1"><text:soft-page-break/>everywhere(5208), </text:p>
      <text:p text:style-name="P1">Geisha(5208), </text:p>
      <text:p text:style-name="P1">pelear(5207), </text:p>
      <text:p text:style-name="P1">muer(5208), </text:p>
      <text:p text:style-name="P1">muerte(5207), </text:p>
      <text:p text:style-name="P1">a_muerte(5206), </text:p>
      <text:p text:style-name="P1">planes(5206), </text:p>
      <text:p text:style-name="P1">acostumbrados(5205), </text:p>
      <text:p text:style-name="P1">entienden(5206), </text:p>
      <text:p text:style-name="P1">usuarios(5205), </text:p>
      <text:p text:style-name="P1">gay(5204), </text:p>
      <text:p text:style-name="P1">compañías(5205), </text:p>
      <text:p text:style-name="P1">vendedores(5204), </text:p>
      <text:p text:style-name="P1">heterosexual(5203), </text:p>
      <text:p text:style-name="P1">gays(5205), </text:p>
      <text:p text:style-name="P1">bi(5204), </text:p>
      <text:p text:style-name="P1">dossier(5203), </text:p>
      <text:p text:style-name="P1">prensa(5204), <text:s/></text:p>
      <text:p text:style-name="P1">modelos(5203), </text:p>
      <text:p text:style-name="P1">siete(5202), </text:p>
      <text:p text:style-name="P1">impresión(5202), </text:p>
      <text:p text:style-name="P1">dineral(5202), </text:p>
      <text:p text:style-name="P1">sacábamos(5201), </text:p>
      <text:p text:style-name="P1">consultado(5201), </text:p>
      <text:p text:style-name="P1">tríptico(5200), </text:p>
      <text:p text:style-name="P1">habíamos(5200), </text:p>
      <text:p text:style-name="P1">pagado(5201), </text:p>
      <text:p text:style-name="P1">facturada(5200), </text:p>
      <text:p text:style-name="P1">decisión(5201), </text:p>
      <text:p text:style-name="P1">comercial(5202), </text:p>
      <text:p text:style-name="P1">gerente(5202), </text:p>
      <text:p text:style-name="P1">paquete(5201), </text:p>
      <text:p text:style-name="P1">mayorista(5202), </text:p>
      <text:p text:style-name="P1">compar(5202), </text:p>
      <text:p text:style-name="P1">compatir(5202), </text:p>
      <text:p text:style-name="P1">competir(5201), </text:p>
      <text:p text:style-name="P1">to(5200), </text:p>
      <text:p text:style-name="P1">contra(5201), </text:p>
      <text:p text:style-name="P1">logras(5200), </text:p>
      <text:p text:style-name="P1">página(5199), </text:p>
      <text:p text:style-name="P1">peculiar(5198), </text:p>
      <text:p text:style-name="P1">chileno(5198), </text:p>
      <text:p text:style-name="P1">conviene(5197), </text:p>
      <text:p text:style-name="P1">chilenos(5197), <text:s/></text:p>
      <text:p text:style-name="P1">lunes(5197), </text:p>
      <text:p text:style-name="P1">martes(5197), </text:p>
      <text:p text:style-name="P1"><text:soft-page-break/>miércoles(5196), </text:p>
      <text:p text:style-name="P1">viernes(5198), <text:s/></text:p>
      <text:p text:style-name="P1">espero(5197), </text:p>
      <text:p text:style-name="P1">suerte(5196),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47:34</meta:creation-date>
    <dc:date>2016-06-01T12:21:03</dc:date>
    <meta:editing-duration>PT1H33M29S</meta:editing-duration>
    <meta:editing-cycles>3</meta:editing-cycles>
    <meta:generator>OpenOffice.org/3.4$Unix OpenOffice.org_project/340m1$Build-9590</meta:generator>
    <meta:document-statistic meta:table-count="0" meta:image-count="0" meta:object-count="0" meta:page-count="66" meta:paragraph-count="2994" meta:word-count="2994" meta:character-count="44686"/>
  </office:meta>
</office:document-meta>
</file>